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text:animation="non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cm" text:animation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1.806cm" text:animation="none"/>
    </style:style>
    <style:style style:name="gr7" style:family="graphic" style:parent-style-name="standard">
      <style:graphic-properties draw:stroke="none" draw:textarea-horizontal-align="center" draw:textarea-vertical-align="middle" draw:auto-grow-height="false" fo:min-height="0.749cm" fo:min-width="0.499cm" draw:shadow="hidden"/>
    </style:style>
    <style:style style:name="gr8" style:family="graphic" style:parent-style-name="standard">
      <style:graphic-properties draw:fill="none" draw:textarea-horizontal-align="center" draw:textarea-vertical-align="middle" draw:auto-grow-height="false" fo:min-height="0.749cm" fo:min-width="0.499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fo:min-height="0.333cm" text:animation="none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ffffff" fo:min-height="0.334cm" text:animation="none"/>
    </style:style>
    <style:style style:name="gr13" style:family="graphic" style:parent-style-name="standard">
      <style:graphic-properties draw:textarea-horizontal-align="justify" draw:textarea-vertical-align="middle" draw:auto-grow-height="false" text:animation="none"/>
    </style:style>
    <style:style style:name="gr14" style:family="graphic" style:parent-style-name="standard">
      <style:graphic-properties draw:stroke="none" svg:stroke-color="#000000" draw:fill="none" draw:fill-color="#ffffff" fo:min-height="3cm" text:animation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34cm" svg:height="7cm" svg:x="5.823cm" svg:y="9.83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9cm" svg:y1="11.334cm" svg:x2="5.823cm" svg:y2="11.334cm">
          <text:p/>
        </draw:line>
        <draw:frame draw:style-name="gr3" draw:layer="layout" svg:width="2.123cm" svg:height="0.962cm" svg:x="2.833cm" svg:y="10.5cm">
          <draw:text-box>
            <text:p>csync</text:p>
          </draw:text-box>
        </draw:frame>
        <draw:polyline draw:style-name="gr2" draw:text-style-name="P1" draw:layer="layout" svg:width="0.6cm" svg:height="0.554cm" draw:transform="rotate (-0.588874089622888) translate (5.823cm 11cm)" svg:viewBox="0 0 601 555" draw:points="0,0 601,0 370,555">
          <text:p/>
        </draw:polyline>
        <draw:line draw:style-name="gr4" draw:text-style-name="P1" draw:layer="layout" svg:x1="3.49cm" svg:y1="16.167cm" svg:x2="5.823cm" svg:y2="16.167cm">
          <text:p/>
        </draw:line>
        <draw:frame draw:style-name="gr5" draw:layer="layout" svg:width="3.321cm" svg:height="1.673cm" svg:x="1.845cm" svg:y="14.493cm">
          <draw:text-box>
            <text:p>Vsync</text:p>
            <text:p>(software)</text:p>
          </draw:text-box>
        </draw:frame>
        <draw:g>
          <draw:custom-shape draw:style-name="gr1" draw:text-style-name="P1" draw:layer="layout" svg:width="1.75cm" svg:height="2.334cm" svg:x="8.74cm" svg:y="9.83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74cm" svg:y1="10.246cm" svg:x2="8.157cm" svg:y2="10.246cm">
            <text:p/>
          </draw:line>
          <draw:line draw:style-name="gr2" draw:text-style-name="P1" draw:layer="layout" svg:x1="8.74cm" svg:y1="11.619cm" svg:x2="8.157cm" svg:y2="11.619cm">
            <text:p/>
          </draw:line>
        </draw:g>
        <draw:frame draw:style-name="gr3" draw:layer="layout" svg:width="1.806cm" svg:height="0.962cm" svg:x="6.379cm" svg:y="9.993cm">
          <draw:text-box>
            <text:p>cc2if</text:p>
          </draw:text-box>
        </draw:frame>
        <draw:frame draw:style-name="gr6" draw:layer="layout" svg:width="2.306cm" svg:height="0.962cm" svg:x="6.351cm" svg:y="11.167cm">
          <draw:text-box>
            <text:p>cc3if</text:p>
          </draw:text-box>
        </draw:frame>
        <draw:frame draw:style-name="gr3" draw:layer="layout" svg:width="1.806cm" svg:height="0.962cm" svg:x="6.436cm" svg:y="14.562cm">
          <draw:text-box>
            <text:p>cc4if</text:p>
          </draw:text-box>
        </draw:frame>
        <draw:frame draw:style-name="gr3" draw:layer="layout" svg:width="1.171cm" svg:height="0.962cm" svg:x="6.904cm" svg:y="15.88cm">
          <draw:text-box>
            <text:p>uif</text:p>
          </draw:text-box>
        </draw:frame>
        <draw:frame draw:style-name="gr3" draw:layer="layout" svg:width="2.614cm" svg:height="1.673cm" svg:x="5.709cm" svg:y="12.327cm">
          <draw:text-box>
            <text:p>Line</text:p>
            <text:p>counter</text:p>
          </draw:text-box>
        </draw:frame>
        <draw:g>
          <draw:line draw:style-name="gr7" draw:text-style-name="P1" draw:layer="layout" svg:x1="15.895cm" svg:y1="9.334cm" svg:x2="15.932cm" svg:y2="9.333cm">
            <text:p/>
          </draw:line>
          <draw:line draw:style-name="gr7" draw:text-style-name="P1" draw:layer="layout" svg:x1="15.932cm" svg:y1="9.333cm" svg:x2="15.969cm" svg:y2="9.334cm">
            <text:p/>
          </draw:line>
          <draw:line draw:style-name="gr7" draw:text-style-name="P1" draw:layer="layout" svg:x1="15.969cm" svg:y1="9.334cm" svg:x2="16.006cm" svg:y2="9.337cm">
            <text:p/>
          </draw:line>
          <draw:line draw:style-name="gr7" draw:text-style-name="P1" draw:layer="layout" svg:x1="16.007cm" svg:y1="9.337cm" svg:x2="16.044cm" svg:y2="9.342cm">
            <text:p/>
          </draw:line>
          <draw:line draw:style-name="gr7" draw:text-style-name="P1" draw:layer="layout" svg:x1="16.043cm" svg:y1="9.342cm" svg:x2="16.08cm" svg:y2="9.348cm">
            <text:p/>
          </draw:line>
          <draw:line draw:style-name="gr7" draw:text-style-name="P1" draw:layer="layout" svg:x1="16.08cm" svg:y1="9.348cm" svg:x2="16.116cm" svg:y2="9.356cm">
            <text:p/>
          </draw:line>
          <draw:line draw:style-name="gr7" draw:text-style-name="P1" draw:layer="layout" svg:x1="16.116cm" svg:y1="9.356cm" svg:x2="16.151cm" svg:y2="9.366cm">
            <text:p/>
          </draw:line>
          <draw:line draw:style-name="gr7" draw:text-style-name="P1" draw:layer="layout" svg:x1="16.151cm" svg:y1="9.366cm" svg:x2="16.186cm" svg:y2="9.377cm">
            <text:p/>
          </draw:line>
          <draw:line draw:style-name="gr7" draw:text-style-name="P1" draw:layer="layout" svg:x1="16.186cm" svg:y1="9.378cm" svg:x2="16.22cm" svg:y2="9.391cm">
            <text:p/>
          </draw:line>
          <draw:line draw:style-name="gr7" draw:text-style-name="P1" draw:layer="layout" svg:x1="16.221cm" svg:y1="9.39cm" svg:x2="16.255cm" svg:y2="9.405cm">
            <text:p/>
          </draw:line>
          <draw:line draw:style-name="gr7" draw:text-style-name="P1" draw:layer="layout" svg:x1="16.254cm" svg:y1="9.405cm" svg:x2="16.286cm" svg:y2="9.421cm">
            <text:p/>
          </draw:line>
          <draw:line draw:style-name="gr7" draw:text-style-name="P1" draw:layer="layout" svg:x1="16.287cm" svg:y1="9.421cm" svg:x2="16.319cm" svg:y2="9.438cm">
            <text:p/>
          </draw:line>
          <draw:line draw:style-name="gr7" draw:text-style-name="P1" draw:layer="layout" svg:x1="16.318cm" svg:y1="9.438cm" svg:x2="16.349cm" svg:y2="9.457cm">
            <text:p/>
          </draw:line>
          <draw:line draw:style-name="gr7" draw:text-style-name="P1" draw:layer="layout" svg:x1="16.349cm" svg:y1="9.457cm" svg:x2="16.379cm" svg:y2="9.478cm">
            <text:p/>
          </draw:line>
          <draw:line draw:style-name="gr7" draw:text-style-name="P1" draw:layer="layout" svg:x1="16.379cm" svg:y1="9.478cm" svg:x2="16.408cm" svg:y2="9.499cm">
            <text:p/>
          </draw:line>
          <draw:line draw:style-name="gr7" draw:text-style-name="P1" draw:layer="layout" svg:x1="16.408cm" svg:y1="9.499cm" svg:x2="16.435cm" svg:y2="9.522cm">
            <text:p/>
          </draw:line>
          <draw:line draw:style-name="gr7" draw:text-style-name="P1" draw:layer="layout" svg:x1="16.435cm" svg:y1="9.522cm" svg:x2="16.461cm" svg:y2="9.546cm">
            <text:p/>
          </draw:line>
          <draw:line draw:style-name="gr7" draw:text-style-name="P1" draw:layer="layout" svg:x1="16.46cm" svg:y1="9.546cm" svg:x2="16.485cm" svg:y2="9.571cm">
            <text:p/>
          </draw:line>
          <draw:line draw:style-name="gr7" draw:text-style-name="P1" draw:layer="layout" svg:x1="16.485cm" svg:y1="9.572cm" svg:x2="16.508cm" svg:y2="9.599cm">
            <text:p/>
          </draw:line>
          <draw:line draw:style-name="gr7" draw:text-style-name="P1" draw:layer="layout" svg:x1="16.508cm" svg:y1="9.598cm" svg:x2="16.53cm" svg:y2="9.625cm">
            <text:p/>
          </draw:line>
          <draw:line draw:style-name="gr7" draw:text-style-name="P1" draw:layer="layout" svg:x1="16.53cm" svg:y1="9.626cm" svg:x2="16.55cm" svg:y2="9.654cm">
            <text:p/>
          </draw:line>
          <draw:line draw:style-name="gr7" draw:text-style-name="P1" draw:layer="layout" svg:x1="16.55cm" svg:y1="9.654cm" svg:x2="16.568cm" svg:y2="9.683cm">
            <text:p/>
          </draw:line>
          <draw:line draw:style-name="gr7" draw:text-style-name="P1" draw:layer="layout" svg:x1="16.568cm" svg:y1="9.683cm" svg:x2="16.585cm" svg:y2="9.713cm">
            <text:p/>
          </draw:line>
          <draw:line draw:style-name="gr7" draw:text-style-name="P1" draw:layer="layout" svg:x1="16.585cm" svg:y1="9.713cm" svg:x2="16.6cm" svg:y2="9.744cm">
            <text:p/>
          </draw:line>
          <draw:line draw:style-name="gr7" draw:text-style-name="P1" draw:layer="layout" svg:x1="16.601cm" svg:y1="9.744cm" svg:x2="16.614cm" svg:y2="9.775cm">
            <text:p/>
          </draw:line>
          <draw:line draw:style-name="gr7" draw:text-style-name="P1" draw:layer="layout" svg:x1="16.614cm" svg:y1="9.776cm" svg:x2="16.626cm" svg:y2="9.808cm">
            <text:p/>
          </draw:line>
          <draw:line draw:style-name="gr7" draw:text-style-name="P1" draw:layer="layout" svg:x1="16.625cm" svg:y1="9.808cm" svg:x2="16.635cm" svg:y2="9.841cm">
            <text:p/>
          </draw:line>
          <draw:line draw:style-name="gr7" draw:text-style-name="P1" draw:layer="layout" svg:x1="16.635cm" svg:y1="9.84cm" svg:x2="16.643cm" svg:y2="9.873cm">
            <text:p/>
          </draw:line>
          <draw:line draw:style-name="gr7" draw:text-style-name="P1" draw:layer="layout" svg:x1="16.643cm" svg:y1="9.873cm" svg:x2="16.649cm" svg:y2="9.906cm">
            <text:p/>
          </draw:line>
          <draw:line draw:style-name="gr7" draw:text-style-name="P1" draw:layer="layout" svg:x1="16.649cm" svg:y1="9.906cm" svg:x2="16.653cm" svg:y2="9.94cm">
            <text:p/>
          </draw:line>
          <draw:line draw:style-name="gr7" draw:text-style-name="P1" draw:layer="layout" svg:x1="16.653cm" svg:y1="9.94cm" svg:x2="16.655cm" svg:y2="9.973cm">
            <text:p/>
          </draw:line>
          <draw:line draw:style-name="gr7" draw:text-style-name="P1" draw:layer="layout" svg:x1="16.656cm" svg:y1="9.974cm" svg:x2="16.657cm" svg:y2="10.008cm">
            <text:p/>
          </draw:line>
          <draw:line draw:style-name="gr7" draw:text-style-name="P1" draw:layer="layout" svg:x1="16.656cm" svg:y1="10.008cm" svg:x2="16.655cm" svg:y2="10.041cm">
            <text:p/>
          </draw:line>
          <draw:line draw:style-name="gr7" draw:text-style-name="P1" draw:layer="layout" svg:x1="16.655cm" svg:y1="10.041cm" svg:x2="16.652cm" svg:y2="10.075cm">
            <text:p/>
          </draw:line>
          <draw:line draw:style-name="gr7" draw:text-style-name="P1" draw:layer="layout" svg:x1="16.652cm" svg:y1="10.075cm" svg:x2="16.647cm" svg:y2="10.108cm">
            <text:p/>
          </draw:line>
          <draw:line draw:style-name="gr7" draw:text-style-name="P1" draw:layer="layout" svg:x1="16.646cm" svg:y1="10.108cm" svg:x2="16.639cm" svg:y2="10.141cm">
            <text:p/>
          </draw:line>
          <draw:line draw:style-name="gr7" draw:text-style-name="P1" draw:layer="layout" svg:x1="16.64cm" svg:y1="10.142cm" svg:x2="16.631cm" svg:y2="10.175cm">
            <text:p/>
          </draw:line>
          <draw:line draw:style-name="gr7" draw:text-style-name="P1" draw:layer="layout" svg:x1="16.63cm" svg:y1="10.174cm" svg:x2="16.62cm" svg:y2="10.206cm">
            <text:p/>
          </draw:line>
          <draw:line draw:style-name="gr7" draw:text-style-name="P1" draw:layer="layout" svg:x1="16.62cm" svg:y1="10.206cm" svg:x2="16.608cm" svg:y2="10.238cm">
            <text:p/>
          </draw:line>
          <draw:line draw:style-name="gr7" draw:text-style-name="P1" draw:layer="layout" svg:x1="16.608cm" svg:y1="10.238cm" svg:x2="16.593cm" svg:y2="10.269cm">
            <text:p/>
          </draw:line>
          <draw:line draw:style-name="gr7" draw:text-style-name="P1" draw:layer="layout" svg:x1="16.593cm" svg:y1="10.27cm" svg:x2="16.578cm" svg:y2="10.301cm">
            <text:p/>
          </draw:line>
          <draw:line draw:style-name="gr7" draw:text-style-name="P1" draw:layer="layout" svg:x1="16.578cm" svg:y1="10.3cm" svg:x2="16.56cm" svg:y2="10.329cm">
            <text:p/>
          </draw:line>
          <draw:line draw:style-name="gr7" draw:text-style-name="P1" draw:layer="layout" svg:x1="16.56cm" svg:y1="10.33cm" svg:x2="16.54cm" svg:y2="10.359cm">
            <text:p/>
          </draw:line>
          <draw:line draw:style-name="gr7" draw:text-style-name="P1" draw:layer="layout" svg:x1="16.541cm" svg:y1="10.359cm" svg:x2="16.52cm" svg:y2="10.387cm">
            <text:p/>
          </draw:line>
          <draw:line draw:style-name="gr7" draw:text-style-name="P1" draw:layer="layout" svg:x1="16.52cm" svg:y1="10.387cm" svg:x2="16.498cm" svg:y2="10.414cm">
            <text:p/>
          </draw:line>
          <draw:line draw:style-name="gr7" draw:text-style-name="P1" draw:layer="layout" svg:x1="16.498cm" svg:y1="10.414cm" svg:x2="16.474cm" svg:y2="10.44cm">
            <text:p/>
          </draw:line>
          <draw:line draw:style-name="gr7" draw:text-style-name="P1" draw:layer="layout" svg:x1="16.474cm" svg:y1="10.44cm" svg:x2="16.449cm" svg:y2="10.465cm">
            <text:p/>
          </draw:line>
          <draw:line draw:style-name="gr7" draw:text-style-name="P1" draw:layer="layout" svg:x1="16.448cm" svg:y1="10.464cm" svg:x2="16.422cm" svg:y2="10.488cm">
            <text:p/>
          </draw:line>
          <draw:line draw:style-name="gr7" draw:text-style-name="P1" draw:layer="layout" svg:x1="16.422cm" svg:y1="10.488cm" svg:x2="16.394cm" svg:y2="10.51cm">
            <text:p/>
          </draw:line>
          <draw:line draw:style-name="gr7" draw:text-style-name="P1" draw:layer="layout" svg:x1="16.394cm" svg:y1="10.51cm" svg:x2="16.365cm" svg:y2="10.531cm">
            <text:p/>
          </draw:line>
          <draw:line draw:style-name="gr7" draw:text-style-name="P1" draw:layer="layout" svg:x1="16.365cm" svg:y1="10.532cm" svg:x2="16.335cm" svg:y2="10.551cm">
            <text:p/>
          </draw:line>
          <draw:line draw:style-name="gr7" draw:text-style-name="P1" draw:layer="layout" svg:x1="16.336cm" svg:y1="10.551cm" svg:x2="16.304cm" svg:y2="10.57cm">
            <text:p/>
          </draw:line>
          <draw:line draw:style-name="gr7" draw:text-style-name="P1" draw:layer="layout" svg:x1="16.303cm" svg:y1="10.57cm" svg:x2="16.271cm" svg:y2="10.587cm">
            <text:p/>
          </draw:line>
          <draw:line draw:style-name="gr7" draw:text-style-name="P1" draw:layer="layout" svg:x1="16.271cm" svg:y1="10.586cm" svg:x2="16.238cm" svg:y2="10.601cm">
            <text:p/>
          </draw:line>
          <draw:line draw:style-name="gr7" draw:text-style-name="P1" draw:layer="layout" svg:x1="16.239cm" svg:y1="10.602cm" svg:x2="16.205cm" svg:y2="10.615cm">
            <text:p/>
          </draw:line>
          <draw:line draw:style-name="gr7" draw:text-style-name="P1" draw:layer="layout" svg:x1="16.204cm" svg:y1="10.615cm" svg:x2="16.17cm" svg:y2="10.628cm">
            <text:p/>
          </draw:line>
          <draw:line draw:style-name="gr7" draw:text-style-name="P1" draw:layer="layout" svg:x1="16.17cm" svg:y1="10.628cm" svg:x2="16.135cm" svg:y2="10.638cm">
            <text:p/>
          </draw:line>
          <draw:line draw:style-name="gr7" draw:text-style-name="P1" draw:layer="layout" svg:x1="16.135cm" svg:y1="10.638cm" svg:x2="16.099cm" svg:y2="10.647cm">
            <text:p/>
          </draw:line>
          <draw:line draw:style-name="gr7" draw:text-style-name="P1" draw:layer="layout" svg:x1="16.099cm" svg:y1="10.647cm" svg:x2="16.062cm" svg:y2="10.654cm">
            <text:p/>
          </draw:line>
          <draw:line draw:style-name="gr7" draw:text-style-name="P1" draw:layer="layout" svg:x1="16.063cm" svg:y1="10.654cm" svg:x2="16.026cm" svg:y2="10.659cm">
            <text:p/>
          </draw:line>
          <draw:line draw:style-name="gr7" draw:text-style-name="P1" draw:layer="layout" svg:x1="16.026cm" svg:y1="10.66cm" svg:x2="15.989cm" svg:y2="10.664cm">
            <text:p/>
          </draw:line>
          <draw:line draw:style-name="gr7" draw:text-style-name="P1" draw:layer="layout" svg:x1="15.989cm" svg:y1="10.664cm" svg:x2="15.952cm" svg:y2="10.666cm">
            <text:p/>
          </draw:line>
          <draw:line draw:style-name="gr7" draw:text-style-name="P1" draw:layer="layout" svg:x1="15.952cm" svg:y1="10.666cm" svg:x2="15.915cm" svg:y2="10.667cm">
            <text:p/>
          </draw:line>
          <draw:line draw:style-name="gr7" draw:text-style-name="P1" draw:layer="layout" svg:x1="15.915cm" svg:y1="10.667cm" svg:x2="15.923cm" svg:y2="10cm">
            <text:p/>
          </draw:line>
          <draw:line draw:style-name="gr7" draw:text-style-name="P1" draw:layer="layout" svg:x1="15.923cm" svg:y1="10cm" svg:x2="15.895cm" svg:y2="9.334cm">
            <text:p/>
          </draw:line>
          <draw:polygon draw:style-name="gr7" draw:text-style-name="P1" draw:layer="layout" svg:width="0cm" svg:height="0cm" svg:x="15.19cm" svg:y="9.333cm" svg:viewBox="0 0 0 0" draw:points="0,0">
            <text:p/>
          </draw:polygon>
          <draw:polygon draw:style-name="gr7" draw:text-style-name="P1" draw:layer="layout" svg:width="0cm" svg:height="0cm" svg:x="16.657cm" svg:y="10.667cm" svg:viewBox="0 0 0 0" draw:points="0,0">
            <text:p/>
          </draw:polygon>
          <draw:line draw:style-name="gr8" draw:text-style-name="P1" draw:layer="layout" svg:x1="15.895cm" svg:y1="9.334cm" svg:x2="15.932cm" svg:y2="9.333cm">
            <text:p/>
          </draw:line>
          <draw:line draw:style-name="gr8" draw:text-style-name="P1" draw:layer="layout" svg:x1="15.932cm" svg:y1="9.333cm" svg:x2="15.969cm" svg:y2="9.334cm">
            <text:p/>
          </draw:line>
          <draw:line draw:style-name="gr8" draw:text-style-name="P1" draw:layer="layout" svg:x1="15.969cm" svg:y1="9.334cm" svg:x2="16.006cm" svg:y2="9.337cm">
            <text:p/>
          </draw:line>
          <draw:line draw:style-name="gr8" draw:text-style-name="P1" draw:layer="layout" svg:x1="16.007cm" svg:y1="9.337cm" svg:x2="16.044cm" svg:y2="9.342cm">
            <text:p/>
          </draw:line>
          <draw:line draw:style-name="gr8" draw:text-style-name="P1" draw:layer="layout" svg:x1="16.043cm" svg:y1="9.342cm" svg:x2="16.08cm" svg:y2="9.348cm">
            <text:p/>
          </draw:line>
          <draw:line draw:style-name="gr8" draw:text-style-name="P1" draw:layer="layout" svg:x1="16.08cm" svg:y1="9.348cm" svg:x2="16.116cm" svg:y2="9.356cm">
            <text:p/>
          </draw:line>
          <draw:line draw:style-name="gr8" draw:text-style-name="P1" draw:layer="layout" svg:x1="16.116cm" svg:y1="9.356cm" svg:x2="16.151cm" svg:y2="9.366cm">
            <text:p/>
          </draw:line>
          <draw:line draw:style-name="gr8" draw:text-style-name="P1" draw:layer="layout" svg:x1="16.151cm" svg:y1="9.366cm" svg:x2="16.186cm" svg:y2="9.377cm">
            <text:p/>
          </draw:line>
          <draw:line draw:style-name="gr8" draw:text-style-name="P1" draw:layer="layout" svg:x1="16.186cm" svg:y1="9.378cm" svg:x2="16.22cm" svg:y2="9.391cm">
            <text:p/>
          </draw:line>
          <draw:line draw:style-name="gr8" draw:text-style-name="P1" draw:layer="layout" svg:x1="16.221cm" svg:y1="9.39cm" svg:x2="16.255cm" svg:y2="9.405cm">
            <text:p/>
          </draw:line>
          <draw:line draw:style-name="gr8" draw:text-style-name="P1" draw:layer="layout" svg:x1="16.254cm" svg:y1="9.405cm" svg:x2="16.286cm" svg:y2="9.421cm">
            <text:p/>
          </draw:line>
          <draw:line draw:style-name="gr8" draw:text-style-name="P1" draw:layer="layout" svg:x1="16.287cm" svg:y1="9.421cm" svg:x2="16.319cm" svg:y2="9.438cm">
            <text:p/>
          </draw:line>
          <draw:line draw:style-name="gr8" draw:text-style-name="P1" draw:layer="layout" svg:x1="16.318cm" svg:y1="9.438cm" svg:x2="16.349cm" svg:y2="9.457cm">
            <text:p/>
          </draw:line>
          <draw:line draw:style-name="gr8" draw:text-style-name="P1" draw:layer="layout" svg:x1="16.349cm" svg:y1="9.457cm" svg:x2="16.379cm" svg:y2="9.478cm">
            <text:p/>
          </draw:line>
          <draw:line draw:style-name="gr8" draw:text-style-name="P1" draw:layer="layout" svg:x1="16.379cm" svg:y1="9.478cm" svg:x2="16.408cm" svg:y2="9.499cm">
            <text:p/>
          </draw:line>
          <draw:line draw:style-name="gr8" draw:text-style-name="P1" draw:layer="layout" svg:x1="16.408cm" svg:y1="9.499cm" svg:x2="16.435cm" svg:y2="9.522cm">
            <text:p/>
          </draw:line>
          <draw:line draw:style-name="gr8" draw:text-style-name="P1" draw:layer="layout" svg:x1="16.435cm" svg:y1="9.522cm" svg:x2="16.461cm" svg:y2="9.546cm">
            <text:p/>
          </draw:line>
          <draw:line draw:style-name="gr8" draw:text-style-name="P1" draw:layer="layout" svg:x1="16.46cm" svg:y1="9.546cm" svg:x2="16.485cm" svg:y2="9.571cm">
            <text:p/>
          </draw:line>
          <draw:line draw:style-name="gr8" draw:text-style-name="P1" draw:layer="layout" svg:x1="16.485cm" svg:y1="9.572cm" svg:x2="16.508cm" svg:y2="9.599cm">
            <text:p/>
          </draw:line>
          <draw:line draw:style-name="gr8" draw:text-style-name="P1" draw:layer="layout" svg:x1="16.508cm" svg:y1="9.598cm" svg:x2="16.53cm" svg:y2="9.625cm">
            <text:p/>
          </draw:line>
          <draw:line draw:style-name="gr8" draw:text-style-name="P1" draw:layer="layout" svg:x1="16.53cm" svg:y1="9.626cm" svg:x2="16.55cm" svg:y2="9.654cm">
            <text:p/>
          </draw:line>
          <draw:line draw:style-name="gr8" draw:text-style-name="P1" draw:layer="layout" svg:x1="16.55cm" svg:y1="9.654cm" svg:x2="16.568cm" svg:y2="9.683cm">
            <text:p/>
          </draw:line>
          <draw:line draw:style-name="gr8" draw:text-style-name="P1" draw:layer="layout" svg:x1="16.568cm" svg:y1="9.683cm" svg:x2="16.585cm" svg:y2="9.713cm">
            <text:p/>
          </draw:line>
          <draw:line draw:style-name="gr8" draw:text-style-name="P1" draw:layer="layout" svg:x1="16.585cm" svg:y1="9.713cm" svg:x2="16.6cm" svg:y2="9.744cm">
            <text:p/>
          </draw:line>
          <draw:line draw:style-name="gr8" draw:text-style-name="P1" draw:layer="layout" svg:x1="16.601cm" svg:y1="9.744cm" svg:x2="16.614cm" svg:y2="9.775cm">
            <text:p/>
          </draw:line>
          <draw:line draw:style-name="gr8" draw:text-style-name="P1" draw:layer="layout" svg:x1="16.614cm" svg:y1="9.776cm" svg:x2="16.626cm" svg:y2="9.808cm">
            <text:p/>
          </draw:line>
          <draw:line draw:style-name="gr8" draw:text-style-name="P1" draw:layer="layout" svg:x1="16.625cm" svg:y1="9.808cm" svg:x2="16.635cm" svg:y2="9.841cm">
            <text:p/>
          </draw:line>
          <draw:line draw:style-name="gr8" draw:text-style-name="P1" draw:layer="layout" svg:x1="16.635cm" svg:y1="9.84cm" svg:x2="16.643cm" svg:y2="9.873cm">
            <text:p/>
          </draw:line>
          <draw:line draw:style-name="gr8" draw:text-style-name="P1" draw:layer="layout" svg:x1="16.643cm" svg:y1="9.873cm" svg:x2="16.649cm" svg:y2="9.906cm">
            <text:p/>
          </draw:line>
          <draw:line draw:style-name="gr8" draw:text-style-name="P1" draw:layer="layout" svg:x1="16.649cm" svg:y1="9.906cm" svg:x2="16.653cm" svg:y2="9.94cm">
            <text:p/>
          </draw:line>
          <draw:line draw:style-name="gr8" draw:text-style-name="P1" draw:layer="layout" svg:x1="16.653cm" svg:y1="9.94cm" svg:x2="16.655cm" svg:y2="9.973cm">
            <text:p/>
          </draw:line>
          <draw:line draw:style-name="gr8" draw:text-style-name="P1" draw:layer="layout" svg:x1="16.656cm" svg:y1="9.974cm" svg:x2="16.657cm" svg:y2="10.008cm">
            <text:p/>
          </draw:line>
          <draw:line draw:style-name="gr8" draw:text-style-name="P1" draw:layer="layout" svg:x1="16.656cm" svg:y1="10.008cm" svg:x2="16.655cm" svg:y2="10.041cm">
            <text:p/>
          </draw:line>
          <draw:line draw:style-name="gr8" draw:text-style-name="P1" draw:layer="layout" svg:x1="16.655cm" svg:y1="10.041cm" svg:x2="16.652cm" svg:y2="10.075cm">
            <text:p/>
          </draw:line>
          <draw:line draw:style-name="gr8" draw:text-style-name="P1" draw:layer="layout" svg:x1="16.652cm" svg:y1="10.075cm" svg:x2="16.647cm" svg:y2="10.108cm">
            <text:p/>
          </draw:line>
          <draw:line draw:style-name="gr8" draw:text-style-name="P1" draw:layer="layout" svg:x1="16.646cm" svg:y1="10.108cm" svg:x2="16.639cm" svg:y2="10.141cm">
            <text:p/>
          </draw:line>
          <draw:line draw:style-name="gr8" draw:text-style-name="P1" draw:layer="layout" svg:x1="16.64cm" svg:y1="10.142cm" svg:x2="16.631cm" svg:y2="10.175cm">
            <text:p/>
          </draw:line>
          <draw:line draw:style-name="gr8" draw:text-style-name="P1" draw:layer="layout" svg:x1="16.63cm" svg:y1="10.174cm" svg:x2="16.62cm" svg:y2="10.206cm">
            <text:p/>
          </draw:line>
          <draw:line draw:style-name="gr8" draw:text-style-name="P1" draw:layer="layout" svg:x1="16.62cm" svg:y1="10.206cm" svg:x2="16.608cm" svg:y2="10.238cm">
            <text:p/>
          </draw:line>
          <draw:line draw:style-name="gr8" draw:text-style-name="P1" draw:layer="layout" svg:x1="16.608cm" svg:y1="10.238cm" svg:x2="16.593cm" svg:y2="10.269cm">
            <text:p/>
          </draw:line>
          <draw:line draw:style-name="gr8" draw:text-style-name="P1" draw:layer="layout" svg:x1="16.593cm" svg:y1="10.27cm" svg:x2="16.578cm" svg:y2="10.301cm">
            <text:p/>
          </draw:line>
          <draw:line draw:style-name="gr8" draw:text-style-name="P1" draw:layer="layout" svg:x1="16.578cm" svg:y1="10.3cm" svg:x2="16.56cm" svg:y2="10.329cm">
            <text:p/>
          </draw:line>
          <draw:line draw:style-name="gr8" draw:text-style-name="P1" draw:layer="layout" svg:x1="16.56cm" svg:y1="10.33cm" svg:x2="16.54cm" svg:y2="10.359cm">
            <text:p/>
          </draw:line>
          <draw:line draw:style-name="gr8" draw:text-style-name="P1" draw:layer="layout" svg:x1="16.541cm" svg:y1="10.359cm" svg:x2="16.52cm" svg:y2="10.387cm">
            <text:p/>
          </draw:line>
          <draw:line draw:style-name="gr8" draw:text-style-name="P1" draw:layer="layout" svg:x1="16.52cm" svg:y1="10.387cm" svg:x2="16.498cm" svg:y2="10.414cm">
            <text:p/>
          </draw:line>
          <draw:line draw:style-name="gr8" draw:text-style-name="P1" draw:layer="layout" svg:x1="16.498cm" svg:y1="10.414cm" svg:x2="16.474cm" svg:y2="10.44cm">
            <text:p/>
          </draw:line>
          <draw:line draw:style-name="gr8" draw:text-style-name="P1" draw:layer="layout" svg:x1="16.474cm" svg:y1="10.44cm" svg:x2="16.449cm" svg:y2="10.465cm">
            <text:p/>
          </draw:line>
          <draw:line draw:style-name="gr8" draw:text-style-name="P1" draw:layer="layout" svg:x1="16.448cm" svg:y1="10.464cm" svg:x2="16.422cm" svg:y2="10.488cm">
            <text:p/>
          </draw:line>
          <draw:line draw:style-name="gr8" draw:text-style-name="P1" draw:layer="layout" svg:x1="16.422cm" svg:y1="10.488cm" svg:x2="16.394cm" svg:y2="10.51cm">
            <text:p/>
          </draw:line>
          <draw:line draw:style-name="gr8" draw:text-style-name="P1" draw:layer="layout" svg:x1="16.394cm" svg:y1="10.51cm" svg:x2="16.365cm" svg:y2="10.531cm">
            <text:p/>
          </draw:line>
          <draw:line draw:style-name="gr8" draw:text-style-name="P1" draw:layer="layout" svg:x1="16.365cm" svg:y1="10.532cm" svg:x2="16.335cm" svg:y2="10.551cm">
            <text:p/>
          </draw:line>
          <draw:line draw:style-name="gr8" draw:text-style-name="P1" draw:layer="layout" svg:x1="16.336cm" svg:y1="10.551cm" svg:x2="16.304cm" svg:y2="10.57cm">
            <text:p/>
          </draw:line>
          <draw:line draw:style-name="gr8" draw:text-style-name="P1" draw:layer="layout" svg:x1="16.303cm" svg:y1="10.57cm" svg:x2="16.271cm" svg:y2="10.587cm">
            <text:p/>
          </draw:line>
          <draw:line draw:style-name="gr8" draw:text-style-name="P1" draw:layer="layout" svg:x1="16.271cm" svg:y1="10.586cm" svg:x2="16.238cm" svg:y2="10.601cm">
            <text:p/>
          </draw:line>
          <draw:line draw:style-name="gr8" draw:text-style-name="P1" draw:layer="layout" svg:x1="16.239cm" svg:y1="10.602cm" svg:x2="16.205cm" svg:y2="10.615cm">
            <text:p/>
          </draw:line>
          <draw:line draw:style-name="gr8" draw:text-style-name="P1" draw:layer="layout" svg:x1="16.204cm" svg:y1="10.615cm" svg:x2="16.17cm" svg:y2="10.628cm">
            <text:p/>
          </draw:line>
          <draw:line draw:style-name="gr8" draw:text-style-name="P1" draw:layer="layout" svg:x1="16.17cm" svg:y1="10.628cm" svg:x2="16.135cm" svg:y2="10.638cm">
            <text:p/>
          </draw:line>
          <draw:line draw:style-name="gr8" draw:text-style-name="P1" draw:layer="layout" svg:x1="16.135cm" svg:y1="10.638cm" svg:x2="16.099cm" svg:y2="10.647cm">
            <text:p/>
          </draw:line>
          <draw:line draw:style-name="gr8" draw:text-style-name="P1" draw:layer="layout" svg:x1="16.099cm" svg:y1="10.647cm" svg:x2="16.062cm" svg:y2="10.654cm">
            <text:p/>
          </draw:line>
          <draw:line draw:style-name="gr8" draw:text-style-name="P1" draw:layer="layout" svg:x1="16.063cm" svg:y1="10.654cm" svg:x2="16.026cm" svg:y2="10.659cm">
            <text:p/>
          </draw:line>
          <draw:line draw:style-name="gr8" draw:text-style-name="P1" draw:layer="layout" svg:x1="16.026cm" svg:y1="10.66cm" svg:x2="15.989cm" svg:y2="10.664cm">
            <text:p/>
          </draw:line>
          <draw:line draw:style-name="gr8" draw:text-style-name="P1" draw:layer="layout" svg:x1="15.989cm" svg:y1="10.664cm" svg:x2="15.952cm" svg:y2="10.666cm">
            <text:p/>
          </draw:line>
          <draw:line draw:style-name="gr8" draw:text-style-name="P1" draw:layer="layout" svg:x1="15.952cm" svg:y1="10.666cm" svg:x2="15.915cm" svg:y2="10.667cm">
            <text:p/>
          </draw:line>
          <draw:polygon draw:style-name="gr8" draw:text-style-name="P1" draw:layer="layout" svg:width="0cm" svg:height="0cm" svg:x="15.19cm" svg:y="9.333cm" svg:viewBox="0 0 0 0" draw:points="0,0">
            <text:p/>
          </draw:polygon>
          <draw:polygon draw:style-name="gr8" draw:text-style-name="P1" draw:layer="layout" svg:width="0cm" svg:height="0cm" svg:x="16.657cm" svg:y="10.667cm" svg:viewBox="0 0 0 0" draw:points="0,0">
            <text:p/>
          </draw:polygon>
          <draw:line draw:style-name="gr9" draw:text-style-name="P1" draw:layer="layout" svg:x1="14.823cm" svg:y1="9.333cm" svg:x2="15.924cm" svg:y2="9.333cm">
            <text:p/>
          </draw:line>
          <draw:line draw:style-name="gr9" draw:text-style-name="P1" draw:layer="layout" svg:x1="15.924cm" svg:y1="10.667cm" svg:x2="14.823cm" svg:y2="10.667cm">
            <text:p/>
          </draw:line>
          <draw:line draw:style-name="gr9" draw:text-style-name="P1" draw:layer="layout" svg:x1="14.823cm" svg:y1="10.667cm" svg:x2="14.823cm" svg:y2="9.333cm">
            <text:p/>
          </draw:line>
          <draw:polygon draw:style-name="gr9" draw:text-style-name="P1" draw:layer="layout" svg:width="0cm" svg:height="0cm" svg:x="14.823cm" svg:y="9.333cm" svg:viewBox="0 0 0 0" draw:points="0,0">
            <text:p/>
          </draw:polygon>
          <draw:polygon draw:style-name="gr9" draw:text-style-name="P1" draw:layer="layout" svg:width="0cm" svg:height="0cm" svg:x="15.924cm" svg:y="10.667cm" svg:viewBox="0 0 0 0" draw:points="0,0">
            <text:p/>
          </draw:polygon>
        </draw:g>
        <draw:path draw:style-name="gr7" draw:text-style-name="P1" draw:layer="layout" svg:width="7.76cm" svg:height="7.092cm" svg:x="12.666cm" svg:y="1.5cm" svg:viewBox="0 0 7761 7093" svg:d="m7761 6150-74 98-80 95-84 90-89 85-94 81-98 75-102 69-106 64-108 58-112 52-115 45-117 40-119 32-121 27-121 19-123 13-174-2243zm-7761-6150zm4501 4501z">
          <text:p/>
        </draw:path>
        <draw:polygon draw:style-name="gr8" draw:text-style-name="P1" draw:layer="layout" svg:width="0cm" svg:height="0cm" svg:x="12.666cm" svg:y="1.5cm" svg:viewBox="0 0 0 0" draw:points="0,0">
          <text:p/>
        </draw:polygon>
        <draw:path draw:style-name="gr7" draw:text-style-name="P1" draw:layer="layout" svg:width="5.653cm" svg:height="4.526cm" svg:x="19.967cm" svg:y="8.418cm" svg:viewBox="0 0 5654 4527" svg:d="m5313 0 50 66 46 68 42 71 38 73 35 74 31 77 26 78 23 79 18 80 15 81 10 82 5 82 2 82-3 83-7 82-11 81-16 81-19 80-24 79-28 77-32 76-36 74-39 73-44 70-47 67-1278-935zm-5313 1359zm3168 3168z">
          <text:p/>
        </draw:path>
        <draw:polygon draw:style-name="gr8" draw:text-style-name="P1" draw:layer="layout" svg:width="0cm" svg:height="0cm" svg:x="19.134cm" svg:y="8.418cm" svg:viewBox="0 0 0 0" draw:points="0,0">
          <text:p/>
        </draw:polygon>
        <draw:g>
          <draw:g>
            <draw:path draw:style-name="gr8" draw:text-style-name="P1" draw:layer="layout" svg:width="0.105cm" svg:height="0cm" draw:transform="rotate (-2.38918121305504) translate (13.3916216092472cm 13.323393244889cm)" svg:viewBox="0 0 106 0" svg:d="m0 0c35 0 71 0 106 0">
              <text:p/>
            </draw:path>
            <draw:path draw:style-name="gr8" draw:text-style-name="P1" draw:layer="layout" svg:width="0.109cm" svg:height="0.001cm" draw:transform="skewX (-0.346796922371273) rotate (-2.45585279048122) translate (13.3157060837127cm 13.3969223326043cm)" svg:viewBox="0 0 110 2" svg:d="m0 2c37-1 73-1 110-2">
              <text:p/>
            </draw:path>
            <draw:path draw:style-name="gr8" draw:text-style-name="P1" draw:layer="layout" svg:width="0.199cm" svg:height="0cm" draw:transform="rotate (-2.47260795130037) translate (13.3005423484119cm 13.4093271461717cm)" svg:viewBox="0 0 200 0" svg:d="m0 0c67 0 134 0 200 0">
              <text:p/>
            </draw:path>
            <draw:path draw:style-name="gr8" draw:text-style-name="P1" draw:layer="layout" svg:width="0.111cm" svg:height="0cm" draw:transform="skewX (-0.321664181142555) rotate (-2.53282181049417) translate (13.1430750721848cm 13.5333178654292cm)" svg:viewBox="0 0 112 1" svg:d="m0 0c37 0 75 1 112 1">
              <text:p/>
            </draw:path>
            <draw:path draw:style-name="gr8" draw:text-style-name="P1" draw:layer="layout" svg:width="0.114cm" svg:height="0cm" draw:transform="skewX (-0.330739893252925) rotate (-2.5853562209792) translate (13.0502632338787cm 13.5964269141531cm)" svg:viewBox="0 0 115 1" svg:d="m0 0c38 0 77 0 115 1">
              <text:p/>
            </draw:path>
            <draw:path draw:style-name="gr8" draw:text-style-name="P1" draw:layer="layout" svg:width="0.115cm" svg:height="0cm" draw:transform="rotate (-2.64399928384621) translate (12.9523548796577cm 13.6566749777516cm)" svg:viewBox="0 0 116 0" svg:d="m0 0c39 0 78 0 116 0">
              <text:p/>
            </draw:path>
            <draw:path draw:style-name="gr8" draw:text-style-name="P1" draw:layer="layout" svg:width="0.117cm" svg:height="0cm" draw:transform="skewX (-0.31101767270539) rotate (-2.68710891637047) translate (12.8500399422522cm 13.7122505800464cm)" svg:viewBox="0 0 118 1" svg:d="m0 0c39 0 79 0 118 1">
              <text:p/>
            </draw:path>
            <draw:path draw:style-name="gr8" draw:text-style-name="P1" draw:layer="layout" svg:width="0.119cm" svg:height="0cm" draw:transform="rotate (-2.73423280617432) translate (12.7436713185756cm 13.7634802784223cm)" svg:viewBox="0 0 120 0" svg:d="m0 0c40 0 80 0 120 0">
              <text:p/>
            </draw:path>
            <draw:path draw:style-name="gr8" draw:text-style-name="P1" draw:layer="layout" svg:width="0.12cm" svg:height="0cm" draw:transform="rotate (-2.77838963624977) translate (12.6332854972507cm 13.8111968015339cm)" svg:viewBox="0 0 121 0" svg:d="m0 0c40 0 80 0 121 0">
              <text:p/>
            </draw:path>
            <draw:path draw:style-name="gr8" draw:text-style-name="P1" draw:layer="layout" svg:width="0.122cm" svg:height="-0.001cm" draw:transform="rotate (-2.82551352605362) translate (12.5207289009863cm 13.8543975596144cm)" svg:viewBox="0 0 123 0" svg:d="m0 0c41 0 82 0 123 0">
              <text:p/>
            </draw:path>
            <draw:path draw:style-name="gr8" draw:text-style-name="P1" draw:layer="layout" svg:width="0.124cm" svg:height="0cm" draw:transform="rotate (-2.87159021830627) translate (12.4038121489891cm 13.892859651422cm)" svg:viewBox="0 0 125 0" svg:d="m0 0c42 0 83 0 125 0">
              <text:p/>
            </draw:path>
            <draw:path draw:style-name="gr8" draw:text-style-name="P1" draw:layer="layout" svg:width="0.125cm" svg:height="0cm" draw:transform="rotate (-2.90475147409416) translate (12.2838930883196cm 13.9263008289671cm)" svg:viewBox="0 0 126 0" svg:d="m0 0c42 0 84 0 126 0">
              <text:p/>
            </draw:path>
            <draw:path draw:style-name="gr8" draw:text-style-name="P1" draw:layer="layout" svg:width="0.125cm" svg:height="-0.001cm" draw:transform="rotate (-2.95222442974841) translate (12.1617723772859cm 13.955777262181cm)" svg:viewBox="0 0 126 0" svg:d="m0 0c42 0 84 0 126 0">
              <text:p/>
            </draw:path>
            <draw:path draw:style-name="gr8" draw:text-style-name="P1" draw:layer="layout" svg:width="0.127cm" svg:height="0cm" draw:transform="skewX (-0.141895268187139) rotate (-2.98835274526469) translate (12.0378375177866cm 13.9800683994928cm)" svg:viewBox="0 0 128 1" svg:d="m0 1c43-1 85-1 128-1">
              <text:p/>
            </draw:path>
            <draw:path draw:style-name="gr8" draw:text-style-name="P1" draw:layer="layout" svg:width="0.126cm" svg:height="-0.001cm" draw:transform="rotate (-3.03006611438736) translate (11.9114932627526cm 13.9995823665893cm)" svg:viewBox="0 0 127 0" svg:d="m0 0c42 0 85 0 127 0">
              <text:p/>
            </draw:path>
            <draw:path draw:style-name="gr8" draw:text-style-name="P1" draw:layer="layout" svg:width="0.128cm" svg:height="0cm" draw:transform="rotate (-3.07090681888402) translate (11.7853510402595cm 14.0142563587326cm)" svg:viewBox="0 0 129 1" svg:d="m0 1c43-1 86-1 129-1">
              <text:p/>
            </draw:path>
            <draw:polygon draw:style-name="gr8" draw:text-style-name="P1" draw:layer="layout" svg:width="0cm" svg:height="0cm" svg:x="13.823cm" svg:y="14.029cm" svg:viewBox="0 0 0 0" draw:points="0,0">
              <text:p/>
            </draw:polygon>
          </draw:g>
          <draw:g>
            <draw:path draw:style-name="gr8" draw:text-style-name="P1" draw:layer="layout" svg:width="0.105cm" svg:height="-0.001cm" draw:transform="rotate (-0.752411440534756) translate (13.3130563041386cm 13.2133178654292cm)" svg:viewBox="0 0 106 0" svg:d="m106 0c-35 0-71 0-106 0">
              <text:p/>
            </draw:path>
            <draw:path draw:style-name="gr8" draw:text-style-name="P1" draw:layer="layout" svg:width="0.109cm" svg:height="0.001cm" draw:transform="skewX (0.35081117965086) rotate (-0.685739863108573) translate (13.2296299326275cm 13.1427842227378cm)" svg:viewBox="0 0 110 2" svg:d="m110 2c-37-1-73-1-110-2">
              <text:p/>
            </draw:path>
            <draw:path draw:style-name="gr8" draw:text-style-name="P1" draw:layer="layout" svg:width="0.199cm" svg:height="-0.001cm" draw:transform="rotate (-0.668984702289427) translate (13.1423853700709cm 13.0757386890213cm)" svg:viewBox="0 0 200 0" svg:d="m200 0c-66 0-133 0-200 0">
              <text:p/>
            </draw:path>
            <draw:path draw:style-name="gr8" draw:text-style-name="P1" draw:layer="layout" svg:width="0.111cm" svg:height="0cm" draw:transform="skewX (0.334230551756914) rotate (-0.591492083500879) translate (13.0492204042348cm 13.0128538283063cm)" svg:viewBox="0 0 112 1" svg:d="m112 1c-37-1-75-1-112-1">
              <text:p/>
            </draw:path>
            <draw:path draw:style-name="gr8" draw:text-style-name="P1" draw:layer="layout" svg:width="0.114cm" svg:height="0cm" draw:transform="rotate (-0.546288055874226) translate (12.9511944177093cm 12.9527146171694cm)" svg:viewBox="0 0 115 0" svg:d="m115 0c-38 0-77 0-115 0">
              <text:p/>
            </draw:path>
            <draw:path draw:style-name="gr8" draw:text-style-name="P1" draw:layer="layout" svg:width="0.115cm" svg:height="0cm" draw:transform="skewX (0.326551103048139) rotate (-0.507018147704353) translate (12.8497358233174cm 12.8963594001164cm)" svg:viewBox="0 0 116 1" svg:d="m116 0c-39 0-77 1-116 1">
              <text:p/>
            </draw:path>
            <draw:path draw:style-name="gr8" draw:text-style-name="P1" draw:layer="layout" svg:width="0.117cm" svg:height="-0.001cm" draw:transform="rotate (-0.445233492183754) translate (12.7426284889317cm 12.8458004640371cm)" svg:viewBox="0 0 118 0" svg:d="m118 0c-39 0-79 0-118 0">
              <text:p/>
            </draw:path>
            <draw:path draw:style-name="gr8" draw:text-style-name="P1" draw:layer="layout" svg:width="0.119cm" svg:height="0cm" draw:transform="rotate (-0.407359847415477) translate (12.6321987375712cm 12.7981504783882cm)" svg:viewBox="0 0 120 0" svg:d="m120 0c-40 0-80 0-120 0">
              <text:p/>
            </draw:path>
            <draw:path draw:style-name="gr8" draw:text-style-name="P1" draw:layer="layout" svg:width="0.12cm" svg:height="0cm" draw:transform="rotate (-0.36651914291881) translate (12.5195618509937cm 12.7550881111898cm)" svg:viewBox="0 0 121 0" svg:d="m121 0c-41 0-81 0-121 0">
              <text:p/>
            </draw:path>
            <draw:path draw:style-name="gr8" draw:text-style-name="P1" draw:layer="layout" svg:width="0.122cm" svg:height="0cm" draw:transform="rotate (-0.316079127536174) translate (12.4026660250241cm 12.7166125290023cm)" svg:viewBox="0 0 123 0" svg:d="m123 0c-41 0-82 0-123 0">
              <text:p/>
            </draw:path>
            <draw:path draw:style-name="gr8" draw:text-style-name="P1" draw:layer="layout" svg:width="0.123cm" svg:height="0cm" draw:transform="skewX (0.22479840765687) rotate (-0.278380015693096) translate (12.2831516203962cm 12.6824551682491cm)" svg:viewBox="0 0 124 1" svg:d="m124 0c-41 0-83 1-124 1">
              <text:p/>
            </draw:path>
            <draw:path draw:style-name="gr8" draw:text-style-name="P1" draw:layer="layout" svg:width="0.125cm" svg:height="0cm" draw:transform="rotate (-0.236841179495631) translate (12.160729547642cm 12.6535034802784cm)" svg:viewBox="0 0 126 0" svg:d="m126 0c-42 0-84 0-126 0">
              <text:p/>
            </draw:path>
            <draw:path draw:style-name="gr8" draw:text-style-name="P1" draw:layer="layout" svg:width="0.125cm" svg:height="-0.001cm" draw:transform="rotate (-0.189368223841386) translate (12.0366429566122cm 12.6297204519208cm)" svg:viewBox="0 0 126 0" svg:d="m126 0c-42 0-84 0-126 0">
              <text:p/>
            </draw:path>
            <draw:path draw:style-name="gr8" draw:text-style-name="P1" draw:layer="layout" svg:width="0.127cm" svg:height="0cm" draw:transform="skewX (0.148876585195116) rotate (-0.153239908325103) translate (11.9104504331088cm 12.6096983758701cm)" svg:viewBox="0 0 128 1" svg:d="m128 1c-43-1-85-1-128-1">
              <text:p/>
            </draw:path>
            <draw:path draw:style-name="gr8" draw:text-style-name="P1" draw:layer="layout" svg:width="0.126cm" svg:height="0cm" draw:transform="rotate (-0.111526539202438) translate (11.7842725032675cm 12.5955675522017cm)" svg:viewBox="0 0 127 0" svg:d="m127 0c-42 0-85 0-127 0">
              <text:p/>
            </draw:path>
            <draw:path draw:style-name="gr8" draw:text-style-name="P1" draw:layer="layout" svg:width="0.128cm" svg:height="-0.001cm" draw:transform="rotate (-0.0785398163397455) translate (11.6560346456981cm 12.5854994598405cm)" svg:viewBox="0 0 129 0" svg:d="m129 0c-43 0-86 0-129 0">
              <text:p/>
            </draw:path>
            <draw:polygon draw:style-name="gr8" draw:text-style-name="P1" draw:layer="layout" svg:width="0cm" svg:height="0cm" svg:x="13.822cm" svg:y="12.58cm" svg:viewBox="0 0 0 0" draw:points="0,0">
              <text:p/>
            </draw:polygon>
          </draw:g>
          <draw:line draw:style-name="gr8" draw:text-style-name="P1" draw:layer="layout" svg:x1="11.707cm" svg:y1="12.596cm" svg:x2="11.759cm" svg:y2="12.645cm">
            <text:p/>
          </draw:line>
          <draw:line draw:style-name="gr8" draw:text-style-name="P1" draw:layer="layout" svg:x1="11.759cm" svg:y1="12.645cm" svg:x2="11.807cm" svg:y2="12.695cm">
            <text:p/>
          </draw:line>
          <draw:line draw:style-name="gr8" draw:text-style-name="P1" draw:layer="layout" svg:x1="11.807cm" svg:y1="12.695cm" svg:x2="11.851cm" svg:y2="12.748cm">
            <text:p/>
          </draw:line>
          <draw:line draw:style-name="gr8" draw:text-style-name="P1" draw:layer="layout" svg:x1="11.851cm" svg:y1="12.748cm" svg:x2="11.891cm" svg:y2="12.802cm">
            <text:p/>
          </draw:line>
          <draw:line draw:style-name="gr8" draw:text-style-name="P1" draw:layer="layout" svg:x1="11.891cm" svg:y1="12.802cm" svg:x2="11.927cm" svg:y2="12.857cm">
            <text:p/>
          </draw:line>
          <draw:line draw:style-name="gr8" draw:text-style-name="P1" draw:layer="layout" svg:x1="11.927cm" svg:y1="12.857cm" svg:x2="11.959cm" svg:y2="12.914cm">
            <text:p/>
          </draw:line>
          <draw:line draw:style-name="gr8" draw:text-style-name="P1" draw:layer="layout" svg:x1="11.959cm" svg:y1="12.914cm" svg:x2="11.986cm" svg:y2="12.972cm">
            <text:p/>
          </draw:line>
          <draw:line draw:style-name="gr8" draw:text-style-name="P1" draw:layer="layout" svg:x1="11.987cm" svg:y1="12.972cm" svg:x2="12.011cm" svg:y2="13.031cm">
            <text:p/>
          </draw:line>
          <draw:line draw:style-name="gr8" draw:text-style-name="P1" draw:layer="layout" svg:x1="12.011cm" svg:y1="13.031cm" svg:x2="12.03cm" svg:y2="13.09cm">
            <text:p/>
          </draw:line>
          <draw:line draw:style-name="gr8" draw:text-style-name="P1" draw:layer="layout" svg:x1="12.029cm" svg:y1="13.09cm" svg:x2="12.045cm" svg:y2="13.15cm">
            <text:p/>
          </draw:line>
          <draw:line draw:style-name="gr8" draw:text-style-name="P1" draw:layer="layout" svg:x1="12.045cm" svg:y1="13.15cm" svg:x2="12.055cm" svg:y2="13.211cm">
            <text:p/>
          </draw:line>
          <draw:line draw:style-name="gr8" draw:text-style-name="P1" draw:layer="layout" svg:x1="12.055cm" svg:y1="13.211cm" svg:x2="12.06cm" svg:y2="13.272cm">
            <text:p/>
          </draw:line>
          <draw:line draw:style-name="gr8" draw:text-style-name="P1" draw:layer="layout" svg:x1="12.061cm" svg:y1="13.272cm" svg:x2="12.063cm" svg:y2="13.333cm">
            <text:p/>
          </draw:line>
          <draw:line draw:style-name="gr8" draw:text-style-name="P1" draw:layer="layout" svg:x1="12.063cm" svg:y1="13.333cm" svg:x2="12.06cm" svg:y2="13.395cm">
            <text:p/>
          </draw:line>
          <draw:line draw:style-name="gr8" draw:text-style-name="P1" draw:layer="layout" svg:x1="12.059cm" svg:y1="13.394cm" svg:x2="12.052cm" svg:y2="13.455cm">
            <text:p/>
          </draw:line>
          <draw:line draw:style-name="gr8" draw:text-style-name="P1" draw:layer="layout" svg:x1="12.052cm" svg:y1="13.455cm" svg:x2="12.041cm" svg:y2="13.515cm">
            <text:p/>
          </draw:line>
          <draw:line draw:style-name="gr8" draw:text-style-name="P1" draw:layer="layout" svg:x1="12.041cm" svg:y1="13.515cm" svg:x2="12.024cm" svg:y2="13.575cm">
            <text:p/>
          </draw:line>
          <draw:line draw:style-name="gr8" draw:text-style-name="P1" draw:layer="layout" svg:x1="12.024cm" svg:y1="13.576cm" svg:x2="12.004cm" svg:y2="13.635cm">
            <text:p/>
          </draw:line>
          <draw:line draw:style-name="gr8" draw:text-style-name="P1" draw:layer="layout" svg:x1="12.004cm" svg:y1="13.635cm" svg:x2="11.979cm" svg:y2="13.694cm">
            <text:p/>
          </draw:line>
          <draw:line draw:style-name="gr8" draw:text-style-name="P1" draw:layer="layout" svg:x1="11.979cm" svg:y1="13.694cm" svg:x2="11.95cm" svg:y2="13.751cm">
            <text:p/>
          </draw:line>
          <draw:line draw:style-name="gr8" draw:text-style-name="P1" draw:layer="layout" svg:x1="11.95cm" svg:y1="13.751cm" svg:x2="11.917cm" svg:y2="13.807cm">
            <text:p/>
          </draw:line>
          <draw:line draw:style-name="gr8" draw:text-style-name="P1" draw:layer="layout" svg:x1="11.917cm" svg:y1="13.807cm" svg:x2="11.879cm" svg:y2="13.862cm">
            <text:p/>
          </draw:line>
          <draw:line draw:style-name="gr8" draw:text-style-name="P1" draw:layer="layout" svg:x1="11.879cm" svg:y1="13.862cm" svg:x2="11.838cm" svg:y2="13.916cm">
            <text:p/>
          </draw:line>
          <draw:line draw:style-name="gr8" draw:text-style-name="P1" draw:layer="layout" svg:x1="11.839cm" svg:y1="13.916cm" svg:x2="11.793cm" svg:y2="13.968cm">
            <text:p/>
          </draw:line>
          <draw:line draw:style-name="gr8" draw:text-style-name="P1" draw:layer="layout" svg:x1="11.793cm" svg:y1="13.968cm" svg:x2="11.744cm" svg:y2="14.018cm">
            <text:p/>
          </draw:line>
          <draw:polygon draw:style-name="gr8" draw:text-style-name="P1" draw:layer="layout" svg:width="0cm" svg:height="0cm" svg:x="12.063cm" svg:y="14.5cm" svg:viewBox="0 0 0 0" draw:points="0,0">
            <text:p/>
          </draw:polygon>
        </draw:g>
        <draw:polyline draw:style-name="gr2" draw:text-style-name="P1" draw:layer="layout" svg:width="1.499cm" svg:height="1.666cm" svg:x="10.49cm" svg:y="11.167cm" svg:viewBox="0 0 1500 1667" draw:points="0,0 833,0 833,1667 1500,1667">
          <text:p/>
        </draw:polyline>
        <draw:polyline draw:style-name="gr2" draw:text-style-name="P1" draw:layer="layout" svg:width="1.499cm" svg:height="2.166cm" svg:x="10.49cm" svg:y="13.667cm" svg:viewBox="0 0 1500 2167" draw:points="0,2167 833,2167 833,0 1500,0">
          <text:p/>
        </draw:polyline>
        <draw:frame draw:style-name="gr3" draw:layer="layout" svg:width="0.925cm" svg:height="0.962cm" svg:x="8.732cm" svg:y="9.872cm">
          <draw:text-box>
            <text:p>S</text:p>
          </draw:text-box>
        </draw:frame>
        <draw:frame draw:style-name="gr3" draw:layer="layout" svg:width="0.959cm" svg:height="0.962cm" svg:x="8.657cm" svg:y="11.167cm">
          <draw:text-box>
            <text:p>R</text:p>
          </draw:text-box>
        </draw:frame>
        <draw:frame draw:style-name="gr3" draw:layer="layout" svg:width="0.997cm" svg:height="0.962cm" svg:x="9.66cm" svg:y="10.705cm">
          <draw:text-box>
            <text:p>Q</text:p>
          </draw:text-box>
        </draw:frame>
        <draw:g>
          <draw:g>
            <draw:custom-shape draw:style-name="gr1" draw:text-style-name="P1" draw:layer="layout" svg:width="1.75cm" svg:height="2.167cm" svg:x="8.74cm" svg:y="14.66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8.74cm" svg:y1="14.908cm" svg:x2="8.157cm" svg:y2="14.908cm">
              <text:p/>
            </draw:line>
            <draw:line draw:style-name="gr2" draw:text-style-name="P1" draw:layer="layout" svg:x1="8.74cm" svg:y1="16.593cm" svg:x2="8.157cm" svg:y2="16.593cm">
              <text:p/>
            </draw:line>
          </draw:g>
          <draw:frame draw:style-name="gr3" draw:layer="layout" svg:width="0.925cm" svg:height="0.962cm" svg:x="8.732cm" svg:y="14.538cm">
            <draw:text-box>
              <text:p>S</text:p>
            </draw:text-box>
          </draw:frame>
          <draw:frame draw:style-name="gr3" draw:layer="layout" svg:width="0.959cm" svg:height="0.962cm" svg:x="8.698cm" svg:y="16.038cm">
            <draw:text-box>
              <text:p>R</text:p>
            </draw:text-box>
          </draw:frame>
          <draw:frame draw:style-name="gr3" draw:layer="layout" svg:width="0.997cm" svg:height="0.962cm" svg:x="9.657cm" svg:y="15.334cm">
            <draw:text-box>
              <text:p>Q</text:p>
            </draw:text-box>
          </draw:frame>
        </draw:g>
        <draw:polyline draw:style-name="gr2" draw:text-style-name="P1" draw:layer="layout" svg:width="1.499cm" svg:height="2.999cm" svg:x="13.323cm" svg:y="10.334cm" svg:viewBox="0 0 1500 3000" draw:points="0,3000 667,3000 667,0 1500,0">
          <text:p/>
        </draw:polyline>
        <draw:polyline draw:style-name="gr2" draw:text-style-name="P1" draw:layer="layout" svg:width="1.999cm" svg:height="9.832cm" draw:transform="rotate (1.5707963267949) translate (4.99cm 11.334cm)" svg:viewBox="0 0 2000 9833" draw:points="0,0 2000,0 2000,9000 1667,9000 1667,9833">
          <text:p/>
        </draw:polyline>
        <draw:custom-shape draw:style-name="gr1" draw:text-style-name="P1" draw:layer="layout" svg:width="3.334cm" svg:height="5.167cm" svg:x="17.49cm" svg:y="7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57cm" svg:y1="10cm" svg:x2="17.49cm" svg:y2="10cm">
          <text:p/>
        </draw:line>
        <draw:frame draw:style-name="gr3" draw:layer="layout" svg:width="3.465cm" svg:height="1.673cm" svg:x="17.49cm" svg:y="7.538cm">
          <draw:text-box>
            <text:p>Gate timer</text:p>
            <text:p>One shot</text:p>
          </draw:text-box>
        </draw:frame>
        <draw:frame draw:style-name="gr3" draw:layer="layout" svg:width="1.7cm" svg:height="0.962cm" svg:x="19.157cm" svg:y="9.167cm">
          <draw:text-box>
            <text:p>ccr2</text:p>
          </draw:text-box>
        </draw:frame>
        <draw:frame draw:style-name="gr3" draw:layer="layout" svg:width="1.277cm" svg:height="0.962cm" svg:x="19.657cm" svg:y="10.705cm">
          <draw:text-box>
            <text:p>arr</text:p>
          </draw:text-box>
        </draw:frame>
        <draw:g>
          <draw:g>
            <draw:custom-shape draw:style-name="gr1" draw:text-style-name="P1" draw:layer="layout" svg:width="1.75cm" svg:height="2.167cm" svg:x="21.406cm" svg:y="9.33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.406cm" svg:y1="9.575cm" svg:x2="20.823cm" svg:y2="9.575cm">
              <text:p/>
            </draw:line>
            <draw:line draw:style-name="gr2" draw:text-style-name="P1" draw:layer="layout" svg:x1="21.406cm" svg:y1="11.26cm" svg:x2="20.823cm" svg:y2="11.26cm">
              <text:p/>
            </draw:line>
          </draw:g>
          <draw:frame draw:style-name="gr3" draw:layer="layout" svg:width="0.925cm" svg:height="0.962cm" svg:x="21.398cm" svg:y="9.205cm">
            <draw:text-box>
              <text:p>S</text:p>
            </draw:text-box>
          </draw:frame>
          <draw:frame draw:style-name="gr3" draw:layer="layout" svg:width="0.959cm" svg:height="0.962cm" svg:x="21.364cm" svg:y="10.705cm">
            <draw:text-box>
              <text:p>R</text:p>
            </draw:text-box>
          </draw:frame>
          <draw:frame draw:style-name="gr3" draw:layer="layout" svg:width="0.997cm" svg:height="0.962cm" svg:x="22.323cm" svg:y="10.001cm">
            <draw:text-box>
              <text:p>Q</text:p>
            </draw:text-box>
          </draw:frame>
        </draw:g>
        <draw:frame draw:style-name="gr10" draw:layer="layout" svg:width="1.667cm" svg:height="1.673cm" svg:x="17.656cm" svg:y="9.372cm">
          <draw:text-box>
            <text:p>TI1</text:p>
            <text:p>trg</text:p>
          </draw:text-box>
        </draw:frame>
        <draw:line draw:style-name="gr4" draw:text-style-name="P1" draw:layer="layout" svg:x1="11.323cm" svg:y1="15.834cm" svg:x2="17.157cm" svg:y2="15.834cm">
          <text:p/>
        </draw:line>
        <draw:polyline draw:style-name="gr2" draw:text-style-name="P1" draw:layer="layout" svg:width="5.833cm" svg:height="2.999cm" svg:x="11.323cm" svg:y="11.167cm" svg:viewBox="0 0 5834 3000" draw:points="0,0 3334,0 3334,3000 5834,3000">
          <text:p/>
        </draw:polyline>
        <draw:custom-shape draw:style-name="gr11" draw:text-style-name="P1" draw:layer="layout" svg:width="0.333cm" svg:height="0.333cm" svg:x="4.823cm" svg:y="11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33cm" svg:height="0.333cm" svg:x="11.157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33cm" svg:height="0.333cm" svg:x="11.157cm" svg:y="1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2.333cm" svg:height="0.962cm" svg:x="11.324cm" svg:y="10.334cm">
          <draw:text-box>
            <text:p>telem</text:p>
          </draw:text-box>
        </draw:frame>
        <draw:frame draw:style-name="gr3" draw:layer="layout" svg:width="1.522cm" svg:height="0.962cm" svg:x="11.468cm" svg:y="14.705cm">
          <draw:text-box>
            <text:p>osd</text:p>
          </draw:text-box>
        </draw:frame>
        <draw:polyline draw:style-name="gr2" draw:text-style-name="P1" draw:layer="layout" svg:width="1.332cm" svg:height="2.999cm" svg:x="22.656cm" svg:y="10.334cm" svg:viewBox="0 0 1333 3000" draw:points="500,0 1333,0 1333,2834 0,2834 1,3000">
          <text:p/>
        </draw:polyline>
        <draw:frame draw:style-name="gr12" draw:layer="layout" svg:width="1.666cm" svg:height="0.962cm" svg:x="20.991cm" svg:y="11.705cm">
          <draw:text-box>
            <text:p>ITR</text:p>
          </draw:text-box>
        </draw:frame>
        <draw:line draw:style-name="gr2" draw:text-style-name="P1" draw:layer="layout" svg:x1="23.823cm" svg:y1="15.167cm" svg:x2="25.99cm" svg:y2="15.167cm">
          <text:p/>
        </draw:line>
        <draw:polyline draw:style-name="gr2" draw:text-style-name="P1" draw:layer="layout" svg:width="1.666cm" svg:height="0.999cm" svg:x="24.323cm" svg:y="13.667cm" svg:viewBox="0 0 1667 1000" draw:points="0,1000 333,1000 333,0 667,0 667,1000 1000,1000 1000,0 1333,0 1333,1000 1667,1000">
          <text:p/>
        </draw:polyline>
        <draw:frame draw:style-name="gr3" draw:layer="layout" svg:width="0.959cm" svg:height="0.962cm" svg:x="5.698cm" svg:y="15.538cm">
          <draw:text-box>
            <text:p>R</text:p>
          </draw:text-box>
        </draw:frame>
        <draw:g>
          <draw:custom-shape draw:style-name="gr13" draw:text-style-name="P1" draw:layer="layout" svg:width="6.666cm" svg:height="3.333cm" svg:x="17.172cm" svg:y="13.334cm">
            <text:p text:style-name="P1">Pixel clock</text:p>
            <draw:enhanced-geometry svg:viewBox="0 0 21600 21600" draw:type="rectangle" draw:enhanced-path="M 0 0 L 21600 0 21600 21600 0 21600 0 0 Z N"/>
          </draw:custom-shape>
          <draw:frame draw:style-name="gr3" draw:layer="layout" svg:width="3.461cm" svg:height="0.962cm" svg:x="17.172cm" svg:y="13.501cm">
            <draw:text-box>
              <text:p>Telem rate</text:p>
            </draw:text-box>
          </draw:frame>
          <draw:frame draw:style-name="gr3" draw:layer="layout" svg:width="5.015cm" svg:height="0.962cm" svg:x="17.157cm" svg:y="15.539cm">
            <draw:text-box>
              <text:p>Osd (pixel ) rate</text:p>
            </draw:text-box>
          </draw:frame>
          <draw:frame draw:style-name="gr3" draw:layer="layout" svg:width="2.758cm" svg:height="0.962cm" svg:x="21.005cm" svg:y="13.334cm">
            <draw:text-box>
              <text:p>Gate en</text:p>
            </draw:text-box>
          </draw:frame>
        </draw:g>
        <draw:frame draw:style-name="gr14" draw:layer="layout" svg:width="7.333cm" svg:height="3.25cm" svg:x="7.5cm" svg:y="4.75cm">
          <draw:text-box>
            <text:p>OSD csync circuit and pixel/telem output</text:p>
          </draw:text-box>
        </draw:frame>
        <draw:g>
          <draw:line draw:style-name="gr7" draw:text-style-name="P1" draw:layer="layout" svg:x1="25.738cm" svg:y1="9.333cm" svg:x2="25.775cm" svg:y2="9.332cm">
            <text:p/>
          </draw:line>
          <draw:line draw:style-name="gr7" draw:text-style-name="P1" draw:layer="layout" svg:x1="25.775cm" svg:y1="9.332cm" svg:x2="25.812cm" svg:y2="9.333cm">
            <text:p/>
          </draw:line>
          <draw:line draw:style-name="gr7" draw:text-style-name="P1" draw:layer="layout" svg:x1="25.812cm" svg:y1="9.333cm" svg:x2="25.849cm" svg:y2="9.336cm">
            <text:p/>
          </draw:line>
          <draw:line draw:style-name="gr7" draw:text-style-name="P1" draw:layer="layout" svg:x1="25.85cm" svg:y1="9.336cm" svg:x2="25.887cm" svg:y2="9.341cm">
            <text:p/>
          </draw:line>
          <draw:line draw:style-name="gr7" draw:text-style-name="P1" draw:layer="layout" svg:x1="25.886cm" svg:y1="9.341cm" svg:x2="25.923cm" svg:y2="9.347cm">
            <text:p/>
          </draw:line>
          <draw:line draw:style-name="gr7" draw:text-style-name="P1" draw:layer="layout" svg:x1="25.923cm" svg:y1="9.347cm" svg:x2="25.959cm" svg:y2="9.355cm">
            <text:p/>
          </draw:line>
          <draw:line draw:style-name="gr7" draw:text-style-name="P1" draw:layer="layout" svg:x1="25.959cm" svg:y1="9.355cm" svg:x2="25.994cm" svg:y2="9.365cm">
            <text:p/>
          </draw:line>
          <draw:line draw:style-name="gr7" draw:text-style-name="P1" draw:layer="layout" svg:x1="25.994cm" svg:y1="9.365cm" svg:x2="26.029cm" svg:y2="9.376cm">
            <text:p/>
          </draw:line>
          <draw:line draw:style-name="gr7" draw:text-style-name="P1" draw:layer="layout" svg:x1="26.029cm" svg:y1="9.377cm" svg:x2="26.063cm" svg:y2="9.39cm">
            <text:p/>
          </draw:line>
          <draw:line draw:style-name="gr7" draw:text-style-name="P1" draw:layer="layout" svg:x1="26.064cm" svg:y1="9.389cm" svg:x2="26.098cm" svg:y2="9.404cm">
            <text:p/>
          </draw:line>
          <draw:line draw:style-name="gr7" draw:text-style-name="P1" draw:layer="layout" svg:x1="26.097cm" svg:y1="9.404cm" svg:x2="26.129cm" svg:y2="9.42cm">
            <text:p/>
          </draw:line>
          <draw:line draw:style-name="gr7" draw:text-style-name="P1" draw:layer="layout" svg:x1="26.13cm" svg:y1="9.42cm" svg:x2="26.162cm" svg:y2="9.437cm">
            <text:p/>
          </draw:line>
          <draw:line draw:style-name="gr7" draw:text-style-name="P1" draw:layer="layout" svg:x1="26.161cm" svg:y1="9.437cm" svg:x2="26.192cm" svg:y2="9.456cm">
            <text:p/>
          </draw:line>
          <draw:line draw:style-name="gr7" draw:text-style-name="P1" draw:layer="layout" svg:x1="26.192cm" svg:y1="9.456cm" svg:x2="26.222cm" svg:y2="9.477cm">
            <text:p/>
          </draw:line>
          <draw:line draw:style-name="gr7" draw:text-style-name="P1" draw:layer="layout" svg:x1="26.222cm" svg:y1="9.477cm" svg:x2="26.251cm" svg:y2="9.498cm">
            <text:p/>
          </draw:line>
          <draw:line draw:style-name="gr7" draw:text-style-name="P1" draw:layer="layout" svg:x1="26.251cm" svg:y1="9.498cm" svg:x2="26.278cm" svg:y2="9.521cm">
            <text:p/>
          </draw:line>
          <draw:line draw:style-name="gr7" draw:text-style-name="P1" draw:layer="layout" svg:x1="26.278cm" svg:y1="9.521cm" svg:x2="26.304cm" svg:y2="9.545cm">
            <text:p/>
          </draw:line>
          <draw:line draw:style-name="gr7" draw:text-style-name="P1" draw:layer="layout" svg:x1="26.303cm" svg:y1="9.545cm" svg:x2="26.328cm" svg:y2="9.57cm">
            <text:p/>
          </draw:line>
          <draw:line draw:style-name="gr7" draw:text-style-name="P1" draw:layer="layout" svg:x1="26.328cm" svg:y1="9.571cm" svg:x2="26.351cm" svg:y2="9.598cm">
            <text:p/>
          </draw:line>
          <draw:line draw:style-name="gr7" draw:text-style-name="P1" draw:layer="layout" svg:x1="26.351cm" svg:y1="9.597cm" svg:x2="26.373cm" svg:y2="9.624cm">
            <text:p/>
          </draw:line>
          <draw:line draw:style-name="gr7" draw:text-style-name="P1" draw:layer="layout" svg:x1="26.373cm" svg:y1="9.625cm" svg:x2="26.393cm" svg:y2="9.653cm">
            <text:p/>
          </draw:line>
          <draw:line draw:style-name="gr7" draw:text-style-name="P1" draw:layer="layout" svg:x1="26.393cm" svg:y1="9.653cm" svg:x2="26.411cm" svg:y2="9.682cm">
            <text:p/>
          </draw:line>
          <draw:line draw:style-name="gr7" draw:text-style-name="P1" draw:layer="layout" svg:x1="26.411cm" svg:y1="9.682cm" svg:x2="26.428cm" svg:y2="9.712cm">
            <text:p/>
          </draw:line>
          <draw:line draw:style-name="gr7" draw:text-style-name="P1" draw:layer="layout" svg:x1="26.428cm" svg:y1="9.712cm" svg:x2="26.443cm" svg:y2="9.743cm">
            <text:p/>
          </draw:line>
          <draw:line draw:style-name="gr7" draw:text-style-name="P1" draw:layer="layout" svg:x1="26.444cm" svg:y1="9.743cm" svg:x2="26.457cm" svg:y2="9.774cm">
            <text:p/>
          </draw:line>
          <draw:line draw:style-name="gr7" draw:text-style-name="P1" draw:layer="layout" svg:x1="26.457cm" svg:y1="9.775cm" svg:x2="26.469cm" svg:y2="9.807cm">
            <text:p/>
          </draw:line>
          <draw:line draw:style-name="gr7" draw:text-style-name="P1" draw:layer="layout" svg:x1="26.468cm" svg:y1="9.807cm" svg:x2="26.478cm" svg:y2="9.84cm">
            <text:p/>
          </draw:line>
          <draw:line draw:style-name="gr7" draw:text-style-name="P1" draw:layer="layout" svg:x1="26.478cm" svg:y1="9.839cm" svg:x2="26.486cm" svg:y2="9.872cm">
            <text:p/>
          </draw:line>
          <draw:line draw:style-name="gr7" draw:text-style-name="P1" draw:layer="layout" svg:x1="26.486cm" svg:y1="9.872cm" svg:x2="26.492cm" svg:y2="9.905cm">
            <text:p/>
          </draw:line>
          <draw:line draw:style-name="gr7" draw:text-style-name="P1" draw:layer="layout" svg:x1="26.492cm" svg:y1="9.905cm" svg:x2="26.496cm" svg:y2="9.939cm">
            <text:p/>
          </draw:line>
          <draw:line draw:style-name="gr7" draw:text-style-name="P1" draw:layer="layout" svg:x1="26.496cm" svg:y1="9.939cm" svg:x2="26.498cm" svg:y2="9.972cm">
            <text:p/>
          </draw:line>
          <draw:line draw:style-name="gr7" draw:text-style-name="P1" draw:layer="layout" svg:x1="26.499cm" svg:y1="9.973cm" svg:x2="26.5cm" svg:y2="10.007cm">
            <text:p/>
          </draw:line>
          <draw:line draw:style-name="gr7" draw:text-style-name="P1" draw:layer="layout" svg:x1="26.499cm" svg:y1="10.007cm" svg:x2="26.498cm" svg:y2="10.04cm">
            <text:p/>
          </draw:line>
          <draw:line draw:style-name="gr7" draw:text-style-name="P1" draw:layer="layout" svg:x1="26.498cm" svg:y1="10.04cm" svg:x2="26.495cm" svg:y2="10.074cm">
            <text:p/>
          </draw:line>
          <draw:line draw:style-name="gr7" draw:text-style-name="P1" draw:layer="layout" svg:x1="26.495cm" svg:y1="10.074cm" svg:x2="26.49cm" svg:y2="10.107cm">
            <text:p/>
          </draw:line>
          <draw:line draw:style-name="gr7" draw:text-style-name="P1" draw:layer="layout" svg:x1="26.489cm" svg:y1="10.107cm" svg:x2="26.482cm" svg:y2="10.14cm">
            <text:p/>
          </draw:line>
          <draw:line draw:style-name="gr7" draw:text-style-name="P1" draw:layer="layout" svg:x1="26.483cm" svg:y1="10.141cm" svg:x2="26.474cm" svg:y2="10.174cm">
            <text:p/>
          </draw:line>
          <draw:line draw:style-name="gr7" draw:text-style-name="P1" draw:layer="layout" svg:x1="26.473cm" svg:y1="10.173cm" svg:x2="26.463cm" svg:y2="10.205cm">
            <text:p/>
          </draw:line>
          <draw:line draw:style-name="gr7" draw:text-style-name="P1" draw:layer="layout" svg:x1="26.463cm" svg:y1="10.205cm" svg:x2="26.451cm" svg:y2="10.237cm">
            <text:p/>
          </draw:line>
          <draw:line draw:style-name="gr7" draw:text-style-name="P1" draw:layer="layout" svg:x1="26.451cm" svg:y1="10.237cm" svg:x2="26.436cm" svg:y2="10.268cm">
            <text:p/>
          </draw:line>
          <draw:line draw:style-name="gr7" draw:text-style-name="P1" draw:layer="layout" svg:x1="26.436cm" svg:y1="10.269cm" svg:x2="26.421cm" svg:y2="10.3cm">
            <text:p/>
          </draw:line>
          <draw:line draw:style-name="gr7" draw:text-style-name="P1" draw:layer="layout" svg:x1="26.421cm" svg:y1="10.299cm" svg:x2="26.403cm" svg:y2="10.328cm">
            <text:p/>
          </draw:line>
          <draw:line draw:style-name="gr7" draw:text-style-name="P1" draw:layer="layout" svg:x1="26.403cm" svg:y1="10.329cm" svg:x2="26.383cm" svg:y2="10.358cm">
            <text:p/>
          </draw:line>
          <draw:line draw:style-name="gr7" draw:text-style-name="P1" draw:layer="layout" svg:x1="26.384cm" svg:y1="10.358cm" svg:x2="26.363cm" svg:y2="10.386cm">
            <text:p/>
          </draw:line>
          <draw:line draw:style-name="gr7" draw:text-style-name="P1" draw:layer="layout" svg:x1="26.363cm" svg:y1="10.386cm" svg:x2="26.341cm" svg:y2="10.413cm">
            <text:p/>
          </draw:line>
          <draw:line draw:style-name="gr7" draw:text-style-name="P1" draw:layer="layout" svg:x1="26.341cm" svg:y1="10.413cm" svg:x2="26.317cm" svg:y2="10.439cm">
            <text:p/>
          </draw:line>
          <draw:line draw:style-name="gr7" draw:text-style-name="P1" draw:layer="layout" svg:x1="26.317cm" svg:y1="10.439cm" svg:x2="26.292cm" svg:y2="10.464cm">
            <text:p/>
          </draw:line>
          <draw:line draw:style-name="gr7" draw:text-style-name="P1" draw:layer="layout" svg:x1="26.291cm" svg:y1="10.463cm" svg:x2="26.265cm" svg:y2="10.487cm">
            <text:p/>
          </draw:line>
          <draw:line draw:style-name="gr7" draw:text-style-name="P1" draw:layer="layout" svg:x1="26.265cm" svg:y1="10.487cm" svg:x2="26.237cm" svg:y2="10.509cm">
            <text:p/>
          </draw:line>
          <draw:line draw:style-name="gr7" draw:text-style-name="P1" draw:layer="layout" svg:x1="26.237cm" svg:y1="10.509cm" svg:x2="26.208cm" svg:y2="10.53cm">
            <text:p/>
          </draw:line>
          <draw:line draw:style-name="gr7" draw:text-style-name="P1" draw:layer="layout" svg:x1="26.208cm" svg:y1="10.531cm" svg:x2="26.178cm" svg:y2="10.55cm">
            <text:p/>
          </draw:line>
          <draw:line draw:style-name="gr7" draw:text-style-name="P1" draw:layer="layout" svg:x1="26.179cm" svg:y1="10.55cm" svg:x2="26.147cm" svg:y2="10.569cm">
            <text:p/>
          </draw:line>
          <draw:line draw:style-name="gr7" draw:text-style-name="P1" draw:layer="layout" svg:x1="26.146cm" svg:y1="10.569cm" svg:x2="26.114cm" svg:y2="10.586cm">
            <text:p/>
          </draw:line>
          <draw:line draw:style-name="gr7" draw:text-style-name="P1" draw:layer="layout" svg:x1="26.114cm" svg:y1="10.585cm" svg:x2="26.081cm" svg:y2="10.6cm">
            <text:p/>
          </draw:line>
          <draw:line draw:style-name="gr7" draw:text-style-name="P1" draw:layer="layout" svg:x1="26.082cm" svg:y1="10.601cm" svg:x2="26.048cm" svg:y2="10.614cm">
            <text:p/>
          </draw:line>
          <draw:line draw:style-name="gr7" draw:text-style-name="P1" draw:layer="layout" svg:x1="26.047cm" svg:y1="10.614cm" svg:x2="26.013cm" svg:y2="10.627cm">
            <text:p/>
          </draw:line>
          <draw:line draw:style-name="gr7" draw:text-style-name="P1" draw:layer="layout" svg:x1="26.013cm" svg:y1="10.627cm" svg:x2="25.978cm" svg:y2="10.637cm">
            <text:p/>
          </draw:line>
          <draw:line draw:style-name="gr7" draw:text-style-name="P1" draw:layer="layout" svg:x1="25.978cm" svg:y1="10.637cm" svg:x2="25.942cm" svg:y2="10.646cm">
            <text:p/>
          </draw:line>
          <draw:line draw:style-name="gr7" draw:text-style-name="P1" draw:layer="layout" svg:x1="25.942cm" svg:y1="10.646cm" svg:x2="25.905cm" svg:y2="10.653cm">
            <text:p/>
          </draw:line>
          <draw:line draw:style-name="gr7" draw:text-style-name="P1" draw:layer="layout" svg:x1="25.906cm" svg:y1="10.653cm" svg:x2="25.869cm" svg:y2="10.658cm">
            <text:p/>
          </draw:line>
          <draw:line draw:style-name="gr7" draw:text-style-name="P1" draw:layer="layout" svg:x1="25.869cm" svg:y1="10.659cm" svg:x2="25.832cm" svg:y2="10.663cm">
            <text:p/>
          </draw:line>
          <draw:line draw:style-name="gr7" draw:text-style-name="P1" draw:layer="layout" svg:x1="25.832cm" svg:y1="10.663cm" svg:x2="25.795cm" svg:y2="10.665cm">
            <text:p/>
          </draw:line>
          <draw:line draw:style-name="gr7" draw:text-style-name="P1" draw:layer="layout" svg:x1="25.795cm" svg:y1="10.665cm" svg:x2="25.758cm" svg:y2="10.666cm">
            <text:p/>
          </draw:line>
          <draw:line draw:style-name="gr7" draw:text-style-name="P1" draw:layer="layout" svg:x1="25.758cm" svg:y1="10.666cm" svg:x2="25.766cm" svg:y2="9.999cm">
            <text:p/>
          </draw:line>
          <draw:line draw:style-name="gr7" draw:text-style-name="P1" draw:layer="layout" svg:x1="25.766cm" svg:y1="9.999cm" svg:x2="25.738cm" svg:y2="9.333cm">
            <text:p/>
          </draw:line>
          <draw:polygon draw:style-name="gr7" draw:text-style-name="P1" draw:layer="layout" svg:width="0cm" svg:height="0cm" svg:x="25.033cm" svg:y="9.332cm" svg:viewBox="0 0 0 0" draw:points="0,0">
            <text:p/>
          </draw:polygon>
          <draw:polygon draw:style-name="gr7" draw:text-style-name="P1" draw:layer="layout" svg:width="0cm" svg:height="0cm" svg:x="26.5cm" svg:y="10.666cm" svg:viewBox="0 0 0 0" draw:points="0,0">
            <text:p/>
          </draw:polygon>
          <draw:line draw:style-name="gr8" draw:text-style-name="P1" draw:layer="layout" svg:x1="25.738cm" svg:y1="9.333cm" svg:x2="25.775cm" svg:y2="9.332cm">
            <text:p/>
          </draw:line>
          <draw:line draw:style-name="gr8" draw:text-style-name="P1" draw:layer="layout" svg:x1="25.775cm" svg:y1="9.332cm" svg:x2="25.812cm" svg:y2="9.333cm">
            <text:p/>
          </draw:line>
          <draw:line draw:style-name="gr8" draw:text-style-name="P1" draw:layer="layout" svg:x1="25.812cm" svg:y1="9.333cm" svg:x2="25.849cm" svg:y2="9.336cm">
            <text:p/>
          </draw:line>
          <draw:line draw:style-name="gr8" draw:text-style-name="P1" draw:layer="layout" svg:x1="25.85cm" svg:y1="9.336cm" svg:x2="25.887cm" svg:y2="9.341cm">
            <text:p/>
          </draw:line>
          <draw:line draw:style-name="gr8" draw:text-style-name="P1" draw:layer="layout" svg:x1="25.886cm" svg:y1="9.341cm" svg:x2="25.923cm" svg:y2="9.347cm">
            <text:p/>
          </draw:line>
          <draw:line draw:style-name="gr8" draw:text-style-name="P1" draw:layer="layout" svg:x1="25.923cm" svg:y1="9.347cm" svg:x2="25.959cm" svg:y2="9.355cm">
            <text:p/>
          </draw:line>
          <draw:line draw:style-name="gr8" draw:text-style-name="P1" draw:layer="layout" svg:x1="25.959cm" svg:y1="9.355cm" svg:x2="25.994cm" svg:y2="9.365cm">
            <text:p/>
          </draw:line>
          <draw:line draw:style-name="gr8" draw:text-style-name="P1" draw:layer="layout" svg:x1="25.994cm" svg:y1="9.365cm" svg:x2="26.029cm" svg:y2="9.376cm">
            <text:p/>
          </draw:line>
          <draw:line draw:style-name="gr8" draw:text-style-name="P1" draw:layer="layout" svg:x1="26.029cm" svg:y1="9.377cm" svg:x2="26.063cm" svg:y2="9.39cm">
            <text:p/>
          </draw:line>
          <draw:line draw:style-name="gr8" draw:text-style-name="P1" draw:layer="layout" svg:x1="26.064cm" svg:y1="9.389cm" svg:x2="26.098cm" svg:y2="9.404cm">
            <text:p/>
          </draw:line>
          <draw:line draw:style-name="gr8" draw:text-style-name="P1" draw:layer="layout" svg:x1="26.097cm" svg:y1="9.404cm" svg:x2="26.129cm" svg:y2="9.42cm">
            <text:p/>
          </draw:line>
          <draw:line draw:style-name="gr8" draw:text-style-name="P1" draw:layer="layout" svg:x1="26.13cm" svg:y1="9.42cm" svg:x2="26.162cm" svg:y2="9.437cm">
            <text:p/>
          </draw:line>
          <draw:line draw:style-name="gr8" draw:text-style-name="P1" draw:layer="layout" svg:x1="26.161cm" svg:y1="9.437cm" svg:x2="26.192cm" svg:y2="9.456cm">
            <text:p/>
          </draw:line>
          <draw:line draw:style-name="gr8" draw:text-style-name="P1" draw:layer="layout" svg:x1="26.192cm" svg:y1="9.456cm" svg:x2="26.222cm" svg:y2="9.477cm">
            <text:p/>
          </draw:line>
          <draw:line draw:style-name="gr8" draw:text-style-name="P1" draw:layer="layout" svg:x1="26.222cm" svg:y1="9.477cm" svg:x2="26.251cm" svg:y2="9.498cm">
            <text:p/>
          </draw:line>
          <draw:line draw:style-name="gr8" draw:text-style-name="P1" draw:layer="layout" svg:x1="26.251cm" svg:y1="9.498cm" svg:x2="26.278cm" svg:y2="9.521cm">
            <text:p/>
          </draw:line>
          <draw:line draw:style-name="gr8" draw:text-style-name="P1" draw:layer="layout" svg:x1="26.278cm" svg:y1="9.521cm" svg:x2="26.304cm" svg:y2="9.545cm">
            <text:p/>
          </draw:line>
          <draw:line draw:style-name="gr8" draw:text-style-name="P1" draw:layer="layout" svg:x1="26.303cm" svg:y1="9.545cm" svg:x2="26.328cm" svg:y2="9.57cm">
            <text:p/>
          </draw:line>
          <draw:line draw:style-name="gr8" draw:text-style-name="P1" draw:layer="layout" svg:x1="26.328cm" svg:y1="9.571cm" svg:x2="26.351cm" svg:y2="9.598cm">
            <text:p/>
          </draw:line>
          <draw:line draw:style-name="gr8" draw:text-style-name="P1" draw:layer="layout" svg:x1="26.351cm" svg:y1="9.597cm" svg:x2="26.373cm" svg:y2="9.624cm">
            <text:p/>
          </draw:line>
          <draw:line draw:style-name="gr8" draw:text-style-name="P1" draw:layer="layout" svg:x1="26.373cm" svg:y1="9.625cm" svg:x2="26.393cm" svg:y2="9.653cm">
            <text:p/>
          </draw:line>
          <draw:line draw:style-name="gr8" draw:text-style-name="P1" draw:layer="layout" svg:x1="26.393cm" svg:y1="9.653cm" svg:x2="26.411cm" svg:y2="9.682cm">
            <text:p/>
          </draw:line>
          <draw:line draw:style-name="gr8" draw:text-style-name="P1" draw:layer="layout" svg:x1="26.411cm" svg:y1="9.682cm" svg:x2="26.428cm" svg:y2="9.712cm">
            <text:p/>
          </draw:line>
          <draw:line draw:style-name="gr8" draw:text-style-name="P1" draw:layer="layout" svg:x1="26.428cm" svg:y1="9.712cm" svg:x2="26.443cm" svg:y2="9.743cm">
            <text:p/>
          </draw:line>
          <draw:line draw:style-name="gr8" draw:text-style-name="P1" draw:layer="layout" svg:x1="26.444cm" svg:y1="9.743cm" svg:x2="26.457cm" svg:y2="9.774cm">
            <text:p/>
          </draw:line>
          <draw:line draw:style-name="gr8" draw:text-style-name="P1" draw:layer="layout" svg:x1="26.457cm" svg:y1="9.775cm" svg:x2="26.469cm" svg:y2="9.807cm">
            <text:p/>
          </draw:line>
          <draw:line draw:style-name="gr8" draw:text-style-name="P1" draw:layer="layout" svg:x1="26.468cm" svg:y1="9.807cm" svg:x2="26.478cm" svg:y2="9.84cm">
            <text:p/>
          </draw:line>
          <draw:line draw:style-name="gr8" draw:text-style-name="P1" draw:layer="layout" svg:x1="26.478cm" svg:y1="9.839cm" svg:x2="26.486cm" svg:y2="9.872cm">
            <text:p/>
          </draw:line>
          <draw:line draw:style-name="gr8" draw:text-style-name="P1" draw:layer="layout" svg:x1="26.486cm" svg:y1="9.872cm" svg:x2="26.492cm" svg:y2="9.905cm">
            <text:p/>
          </draw:line>
          <draw:line draw:style-name="gr8" draw:text-style-name="P1" draw:layer="layout" svg:x1="26.492cm" svg:y1="9.905cm" svg:x2="26.496cm" svg:y2="9.939cm">
            <text:p/>
          </draw:line>
          <draw:line draw:style-name="gr8" draw:text-style-name="P1" draw:layer="layout" svg:x1="26.496cm" svg:y1="9.939cm" svg:x2="26.498cm" svg:y2="9.972cm">
            <text:p/>
          </draw:line>
          <draw:line draw:style-name="gr8" draw:text-style-name="P1" draw:layer="layout" svg:x1="26.499cm" svg:y1="9.973cm" svg:x2="26.5cm" svg:y2="10.007cm">
            <text:p/>
          </draw:line>
          <draw:line draw:style-name="gr8" draw:text-style-name="P1" draw:layer="layout" svg:x1="26.499cm" svg:y1="10.007cm" svg:x2="26.498cm" svg:y2="10.04cm">
            <text:p/>
          </draw:line>
          <draw:line draw:style-name="gr8" draw:text-style-name="P1" draw:layer="layout" svg:x1="26.498cm" svg:y1="10.04cm" svg:x2="26.495cm" svg:y2="10.074cm">
            <text:p/>
          </draw:line>
          <draw:line draw:style-name="gr8" draw:text-style-name="P1" draw:layer="layout" svg:x1="26.495cm" svg:y1="10.074cm" svg:x2="26.49cm" svg:y2="10.107cm">
            <text:p/>
          </draw:line>
          <draw:line draw:style-name="gr8" draw:text-style-name="P1" draw:layer="layout" svg:x1="26.489cm" svg:y1="10.107cm" svg:x2="26.482cm" svg:y2="10.14cm">
            <text:p/>
          </draw:line>
          <draw:line draw:style-name="gr8" draw:text-style-name="P1" draw:layer="layout" svg:x1="26.483cm" svg:y1="10.141cm" svg:x2="26.474cm" svg:y2="10.174cm">
            <text:p/>
          </draw:line>
          <draw:line draw:style-name="gr8" draw:text-style-name="P1" draw:layer="layout" svg:x1="26.473cm" svg:y1="10.173cm" svg:x2="26.463cm" svg:y2="10.205cm">
            <text:p/>
          </draw:line>
          <draw:line draw:style-name="gr8" draw:text-style-name="P1" draw:layer="layout" svg:x1="26.463cm" svg:y1="10.205cm" svg:x2="26.451cm" svg:y2="10.237cm">
            <text:p/>
          </draw:line>
          <draw:line draw:style-name="gr8" draw:text-style-name="P1" draw:layer="layout" svg:x1="26.451cm" svg:y1="10.237cm" svg:x2="26.436cm" svg:y2="10.268cm">
            <text:p/>
          </draw:line>
          <draw:line draw:style-name="gr8" draw:text-style-name="P1" draw:layer="layout" svg:x1="26.436cm" svg:y1="10.269cm" svg:x2="26.421cm" svg:y2="10.3cm">
            <text:p/>
          </draw:line>
          <draw:line draw:style-name="gr8" draw:text-style-name="P1" draw:layer="layout" svg:x1="26.421cm" svg:y1="10.299cm" svg:x2="26.403cm" svg:y2="10.328cm">
            <text:p/>
          </draw:line>
          <draw:line draw:style-name="gr8" draw:text-style-name="P1" draw:layer="layout" svg:x1="26.403cm" svg:y1="10.329cm" svg:x2="26.383cm" svg:y2="10.358cm">
            <text:p/>
          </draw:line>
          <draw:line draw:style-name="gr8" draw:text-style-name="P1" draw:layer="layout" svg:x1="26.384cm" svg:y1="10.358cm" svg:x2="26.363cm" svg:y2="10.386cm">
            <text:p/>
          </draw:line>
          <draw:line draw:style-name="gr8" draw:text-style-name="P1" draw:layer="layout" svg:x1="26.363cm" svg:y1="10.386cm" svg:x2="26.341cm" svg:y2="10.413cm">
            <text:p/>
          </draw:line>
          <draw:line draw:style-name="gr8" draw:text-style-name="P1" draw:layer="layout" svg:x1="26.341cm" svg:y1="10.413cm" svg:x2="26.317cm" svg:y2="10.439cm">
            <text:p/>
          </draw:line>
          <draw:line draw:style-name="gr8" draw:text-style-name="P1" draw:layer="layout" svg:x1="26.317cm" svg:y1="10.439cm" svg:x2="26.292cm" svg:y2="10.464cm">
            <text:p/>
          </draw:line>
          <draw:line draw:style-name="gr8" draw:text-style-name="P1" draw:layer="layout" svg:x1="26.291cm" svg:y1="10.463cm" svg:x2="26.265cm" svg:y2="10.487cm">
            <text:p/>
          </draw:line>
          <draw:line draw:style-name="gr8" draw:text-style-name="P1" draw:layer="layout" svg:x1="26.265cm" svg:y1="10.487cm" svg:x2="26.237cm" svg:y2="10.509cm">
            <text:p/>
          </draw:line>
          <draw:line draw:style-name="gr8" draw:text-style-name="P1" draw:layer="layout" svg:x1="26.237cm" svg:y1="10.509cm" svg:x2="26.208cm" svg:y2="10.53cm">
            <text:p/>
          </draw:line>
          <draw:line draw:style-name="gr8" draw:text-style-name="P1" draw:layer="layout" svg:x1="26.208cm" svg:y1="10.531cm" svg:x2="26.178cm" svg:y2="10.55cm">
            <text:p/>
          </draw:line>
          <draw:line draw:style-name="gr8" draw:text-style-name="P1" draw:layer="layout" svg:x1="26.179cm" svg:y1="10.55cm" svg:x2="26.147cm" svg:y2="10.569cm">
            <text:p/>
          </draw:line>
          <draw:line draw:style-name="gr8" draw:text-style-name="P1" draw:layer="layout" svg:x1="26.146cm" svg:y1="10.569cm" svg:x2="26.114cm" svg:y2="10.586cm">
            <text:p/>
          </draw:line>
          <draw:line draw:style-name="gr8" draw:text-style-name="P1" draw:layer="layout" svg:x1="26.114cm" svg:y1="10.585cm" svg:x2="26.081cm" svg:y2="10.6cm">
            <text:p/>
          </draw:line>
          <draw:line draw:style-name="gr8" draw:text-style-name="P1" draw:layer="layout" svg:x1="26.082cm" svg:y1="10.601cm" svg:x2="26.048cm" svg:y2="10.614cm">
            <text:p/>
          </draw:line>
          <draw:line draw:style-name="gr8" draw:text-style-name="P1" draw:layer="layout" svg:x1="26.047cm" svg:y1="10.614cm" svg:x2="26.013cm" svg:y2="10.627cm">
            <text:p/>
          </draw:line>
          <draw:line draw:style-name="gr8" draw:text-style-name="P1" draw:layer="layout" svg:x1="26.013cm" svg:y1="10.627cm" svg:x2="25.978cm" svg:y2="10.637cm">
            <text:p/>
          </draw:line>
          <draw:line draw:style-name="gr8" draw:text-style-name="P1" draw:layer="layout" svg:x1="25.978cm" svg:y1="10.637cm" svg:x2="25.942cm" svg:y2="10.646cm">
            <text:p/>
          </draw:line>
          <draw:line draw:style-name="gr8" draw:text-style-name="P1" draw:layer="layout" svg:x1="25.942cm" svg:y1="10.646cm" svg:x2="25.905cm" svg:y2="10.653cm">
            <text:p/>
          </draw:line>
          <draw:line draw:style-name="gr8" draw:text-style-name="P1" draw:layer="layout" svg:x1="25.906cm" svg:y1="10.653cm" svg:x2="25.869cm" svg:y2="10.658cm">
            <text:p/>
          </draw:line>
          <draw:line draw:style-name="gr8" draw:text-style-name="P1" draw:layer="layout" svg:x1="25.869cm" svg:y1="10.659cm" svg:x2="25.832cm" svg:y2="10.663cm">
            <text:p/>
          </draw:line>
          <draw:line draw:style-name="gr8" draw:text-style-name="P1" draw:layer="layout" svg:x1="25.832cm" svg:y1="10.663cm" svg:x2="25.795cm" svg:y2="10.665cm">
            <text:p/>
          </draw:line>
          <draw:line draw:style-name="gr8" draw:text-style-name="P1" draw:layer="layout" svg:x1="25.795cm" svg:y1="10.665cm" svg:x2="25.758cm" svg:y2="10.666cm">
            <text:p/>
          </draw:line>
          <draw:polygon draw:style-name="gr8" draw:text-style-name="P1" draw:layer="layout" svg:width="0cm" svg:height="0cm" svg:x="25.033cm" svg:y="9.332cm" svg:viewBox="0 0 0 0" draw:points="0,0">
            <text:p/>
          </draw:polygon>
          <draw:polygon draw:style-name="gr8" draw:text-style-name="P1" draw:layer="layout" svg:width="0cm" svg:height="0cm" svg:x="26.5cm" svg:y="10.666cm" svg:viewBox="0 0 0 0" draw:points="0,0">
            <text:p/>
          </draw:polygon>
          <draw:line draw:style-name="gr9" draw:text-style-name="P1" draw:layer="layout" svg:x1="24.666cm" svg:y1="9.332cm" svg:x2="25.767cm" svg:y2="9.332cm">
            <text:p/>
          </draw:line>
          <draw:line draw:style-name="gr9" draw:text-style-name="P1" draw:layer="layout" svg:x1="25.767cm" svg:y1="10.666cm" svg:x2="24.666cm" svg:y2="10.666cm">
            <text:p/>
          </draw:line>
          <draw:line draw:style-name="gr9" draw:text-style-name="P1" draw:layer="layout" svg:x1="24.666cm" svg:y1="10.666cm" svg:x2="24.666cm" svg:y2="9.332cm">
            <text:p/>
          </draw:line>
          <draw:polygon draw:style-name="gr9" draw:text-style-name="P1" draw:layer="layout" svg:width="0cm" svg:height="0cm" svg:x="24.666cm" svg:y="9.332cm" svg:viewBox="0 0 0 0" draw:points="0,0">
            <text:p/>
          </draw:polygon>
          <draw:polygon draw:style-name="gr9" draw:text-style-name="P1" draw:layer="layout" svg:width="0cm" svg:height="0cm" svg:x="25.767cm" svg:y="10.666cm" svg:viewBox="0 0 0 0" draw:points="0,0">
            <text:p/>
          </draw:polygon>
        </draw:g>
        <draw:line draw:style-name="gr2" draw:text-style-name="P1" draw:layer="layout" svg:x1="24cm" svg:y1="10.333cm" svg:x2="24.666cm" svg:y2="10.333cm">
          <text:p/>
        </draw:line>
        <draw:custom-shape draw:style-name="gr11" draw:text-style-name="P1" draw:layer="layout" svg:width="0.333cm" svg:height="0.333cm" svg:x="23.833cm" svg:y="10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1" draw:layer="layout" svg:width="4.039cm" svg:height="3.233cm" draw:transform="rotate (2.89724655831059) translate (24.6172476724257cm 9.86153490590032cm)" svg:viewBox="0 0 4040 3234" draw:points="0,202 808,0 1615,3234 4040,2629">
          <text:p/>
        </draw:polyline>
        <draw:line draw:style-name="gr2" draw:text-style-name="P1" draw:layer="layout" svg:x1="26.5cm" svg:y1="10cm" svg:x2="27.666cm" svg:y2="10cm">
          <text:p/>
        </draw:line>
        <draw:frame draw:style-name="gr3" draw:layer="layout" svg:width="3.745cm" svg:height="0.962cm" svg:x="24.255cm" svg:y="8.204cm">
          <draw:text-box>
            <text:p>Rx usart 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333333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 text:animation="alternat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4-11-16T11:25:34</meta:creation-date>
    <dc:date>2014-11-17T10:04:17</dc:date>
    <dc:creator>Andy </dc:creator>
    <meta:editing-duration>PT3H57M16S</meta:editing-duration>
    <meta:editing-cycles>34</meta:editing-cycles>
    <meta:generator>LibreOffice/3.5$Linux_x86 LibreOffice_project/350m1$Build-2</meta:generator>
    <meta:document-statistic meta:object-count="410"/>
  </office:meta>
</office:document-meta>
</file>